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style>
    <style:style style:name="Tabela1.A" style:family="table-column">
      <style:table-column-properties style:column-width="5.415cm"/>
    </style:style>
    <style:style style:name="Tabela1.C" style:family="table-column">
      <style:table-column-properties style:column-width="5.433cm"/>
    </style:style>
    <style:style style:name="Tabela1.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fo:padding-left="0.191cm" fo:padding-right="0.191cm" fo:padding-top="0cm" fo:padding-bottom="0cm" fo:border="0.018cm solid #000000" style:writing-mode="lr-tb"/>
    </style:style>
    <style:style style:name="Tabela2" style:family="table">
      <style:table-properties style:width="16.263cm" fo:margin-left="-0.132cm" table:align="left"/>
    </style:style>
    <style:style style:name="Tabela2.A" style:family="table-column">
      <style:table-column-properties style:column-width="8.123cm"/>
    </style:style>
    <style:style style:name="Tabela2.B" style:family="table-column">
      <style:table-column-properties style:column-width="8.14cm"/>
    </style:style>
    <style:style style:name="Tabela2.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2.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2.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2.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style>
    <style:style style:name="Tabela3.A" style:family="table-column">
      <style:table-column-properties style:column-width="2.99cm"/>
    </style:style>
    <style:style style:name="Tabela3.B" style:family="table-column">
      <style:table-column-properties style:column-width="0.75cm"/>
    </style:style>
    <style:style style:name="Tabela3.C" style:family="table-column">
      <style:table-column-properties style:column-width="3.457cm"/>
    </style:style>
    <style:style style:name="Tabela3.D" style:family="table-column">
      <style:table-column-properties style:column-width="0.794cm"/>
    </style:style>
    <style:style style:name="Tabela3.E" style:family="table-column">
      <style:table-column-properties style:column-width="3.413cm"/>
    </style:style>
    <style:style style:name="Tabela3.F" style:family="table-column">
      <style:table-column-properties style:column-width="0.838cm"/>
    </style:style>
    <style:style style:name="Tabela3.G" style:family="table-column">
      <style:table-column-properties style:column-width="3.387cm"/>
    </style:style>
    <style:style style:name="Tabela3.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a3.G1" style:family="table-cell">
      <style:table-cell-properties fo:padding-left="0.123cm" fo:padding-right="0.123cm" fo:padding-top="0cm" fo:padding-bottom="0cm" fo:border="0.018cm solid #000000" style:writing-mode="lr-tb"/>
    </style:style>
    <style:style style:name="Tabela4" style:family="table">
      <style:table-properties style:width="16.263cm" fo:margin-left="-0.132cm" table:align="left"/>
    </style:style>
    <style:style style:name="Tabela4.A" style:family="table-column">
      <style:table-column-properties style:column-width="4.875cm"/>
    </style:style>
    <style:style style:name="Tabela4.B" style:family="table-column">
      <style:table-column-properties style:column-width="5.5cm"/>
    </style:style>
    <style:style style:name="Tabela4.C" style:family="table-column">
      <style:table-column-properties style:column-width="5.888cm"/>
    </style:style>
    <style:style style:name="Tabela4.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4.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4.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4.B2"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a4.C2" style:family="table-cell">
      <style:table-cell-properties style:vertical-align="middle"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titulo">
      <style:paragraph-properties fo:margin-top="0.212cm" fo:margin-bottom="0cm" fo:text-align="center" style:justify-single-word="false"/>
      <style:text-properties fo:font-size="24pt" style:font-size-asian="24pt"/>
    </style:style>
    <style:style style:name="P3" style:family="paragraph" style:parent-style-name="versao">
      <style:paragraph-properties fo:text-align="center" style:justify-single-word="false"/>
      <style:text-properties fo:font-size="11pt" fo:font-style="italic" style:font-size-asian="11pt" style:font-style-asian="italic" style:font-size-complex="11pt"/>
    </style:style>
    <style:style style:name="P4" style:family="paragraph" style:parent-style-name="versao">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snap-to-layout-grid="false"/>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style>
    <style:style style:name="P8" style:family="paragraph" style:parent-style-name="Standard">
      <style:text-properties fo:font-weight="bold" style:font-weight-asian="bold"/>
    </style:style>
    <style:style style:name="P9" style:family="paragraph" style:parent-style-name="Standard">
      <style:paragraph-properties fo:text-align="center" style:justify-single-word="false" style:snap-to-layout-grid="false"/>
      <style:text-properties fo:font-weight="bold" style:font-weight-asian="bold" style:font-size-complex="11pt"/>
    </style:style>
    <style:style style:name="P10" style:family="paragraph" style:parent-style-name="Standard">
      <style:paragraph-properties fo:text-align="start" style:justify-single-word="false" style:snap-to-layout-grid="false"/>
      <style:text-properties fo:font-weight="bold" style:font-weight-asian="bold" style:font-weight-complex="bold"/>
    </style:style>
    <style:style style:name="P11" style:family="paragraph" style:parent-style-name="Standard">
      <style:text-properties fo:color="#ff0000"/>
    </style:style>
    <style:style style:name="P12" style:family="paragraph" style:parent-style-name="Standard">
      <style:text-properties fo:color="#ff0000" fo:font-weight="bold" style:font-weight-asian="bold"/>
    </style:style>
    <style:style style:name="P13" style:family="paragraph" style:parent-style-name="Standard">
      <style:text-properties fo:color="#0000ff" fo:font-style="italic" style:font-style-asian="italic"/>
    </style:style>
    <style:style style:name="P14" style:family="paragraph" style:parent-style-name="Standard">
      <style:paragraph-properties fo:text-align="center" style:justify-single-word="false"/>
      <style:text-properties fo:color="#000080"/>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text-properties fo:color="#000000" fo:font-weight="bold" style:font-weight-asian="bold"/>
    </style:style>
    <style:style style:name="P17"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8"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9" style:family="paragraph" style:parent-style-name="Standard">
      <style:paragraph-properties fo:margin-left="3.752cm" fo:margin-right="0cm" fo:text-align="start" style:justify-single-word="false" fo:text-indent="0cm" style:auto-text-indent="false">
        <style:tab-stops/>
      </style:paragraph-properties>
    </style:style>
    <style:style style:name="P20" style:family="paragraph" style:parent-style-name="Standard">
      <style:paragraph-properties fo:margin-left="3.752cm" fo:margin-right="0cm" fo:text-align="start" style:justify-single-word="false" fo:text-indent="0cm" style:auto-text-indent="false">
        <style:tab-stops/>
      </style:paragraph-properties>
      <style:text-properties fo:color="#999999" fo:font-size="9pt" fo:font-weight="bold" style:font-size-asian="9pt" style:font-weight-asian="bold"/>
    </style:style>
    <style:style style:name="P21" style:family="paragraph" style:parent-style-name="Standard">
      <style:paragraph-properties fo:margin-left="3.752cm" fo:margin-right="0cm" fo:text-indent="0cm" style:auto-text-indent="false">
        <style:tab-stops/>
      </style:paragraph-properties>
      <style:text-properties fo:color="#999999" fo:font-size="9pt" fo:font-weight="bold" style:font-size-asian="9pt" style:font-weight-asian="bold"/>
    </style:style>
    <style:style style:name="P22" style:family="paragraph" style:parent-style-name="Standard">
      <style:paragraph-properties fo:margin-left="3.752cm" fo:margin-right="0cm" fo:text-align="start" style:justify-single-word="false" fo:text-indent="0cm" style:auto-text-indent="false">
        <style:tab-stops/>
      </style:paragraph-properties>
      <style:text-properties fo:font-weight="bold" style:font-weight-asian="bold"/>
    </style:style>
    <style:style style:name="P23" style:family="paragraph" style:parent-style-name="Standard">
      <style:paragraph-properties fo:margin-left="3.752cm" fo:margin-right="0cm" fo:text-indent="0cm" style:auto-text-indent="false">
        <style:tab-stops/>
      </style:paragraph-properties>
    </style:style>
    <style:style style:name="P24" style:family="paragraph" style:parent-style-name="Standard">
      <style:paragraph-properties fo:margin-left="3.752cm" fo:margin-right="0cm" fo:text-indent="0cm" style:auto-text-indent="false">
        <style:tab-stops/>
      </style:paragraph-properties>
      <style:text-properties fo:color="#ff0000"/>
    </style:style>
    <style:style style:name="P25" style:family="paragraph" style:parent-style-name="Contents_20_1">
      <style:paragraph-properties>
        <style:tab-stops>
          <style:tab-stop style:position="0.751cm" style:type="right" style:leader-style="dotted" style:leader-text="."/>
          <style:tab-stop style:position="1cm"/>
          <style:tab-stop style:position="15.981cm" style:leader-style="dotted" style:leader-text="."/>
          <style:tab-stop style:position="15.998cm" style:type="right" style:leader-style="dotted" style:leader-text="."/>
        </style:tab-stops>
      </style:paragraph-properties>
    </style:style>
    <style:style style:name="P26" style:family="paragraph" style:parent-style-name="Contents_20_2">
      <style:paragraph-properties>
        <style:tab-stops>
          <style:tab-stop style:position="1.251cm" style:type="right" style:leader-style="dotted" style:leader-text="."/>
          <style:tab-stop style:position="15.981cm" style:leader-style="dotted" style:leader-text="."/>
          <style:tab-stop style:position="15.998cm" style:type="right" style:leader-style="dotted" style:leader-text="."/>
        </style:tab-stops>
      </style:paragraph-properties>
    </style:style>
    <style:style style:name="P27" style:family="paragraph" style:parent-style-name="Contents_20_3">
      <style:paragraph-properties>
        <style:tab-stops>
          <style:tab-stop style:position="15.998cm" style:type="right" style:leader-style="dotted" style:leader-text="."/>
        </style:tab-stops>
      </style:paragraph-properties>
    </style:style>
    <style:style style:name="P28" style:family="paragraph" style:parent-style-name="Standard">
      <style:paragraph-properties fo:margin-left="0cm" fo:margin-right="0cm" fo:text-indent="1.27cm" style:auto-text-indent="false"/>
    </style:style>
    <style:style style:name="P29" style:family="paragraph" style:parent-style-name="Standard">
      <style:paragraph-properties fo:margin-left="0cm" fo:margin-right="0cm" fo:text-indent="1.27cm" style:auto-text-indent="false"/>
      <style:text-properties fo:color="#0000ff" fo:font-style="italic" style:font-style-asian="italic"/>
    </style:style>
    <style:style style:name="P30" style:family="paragraph" style:parent-style-name="Standard">
      <style:paragraph-properties fo:margin-left="0cm" fo:margin-right="0cm" fo:text-indent="1.27cm" style:auto-text-indent="false"/>
      <style:text-properties style:font-name-complex="Arial"/>
    </style:style>
    <style:style style:name="P31" style:family="paragraph" style:parent-style-name="Standard">
      <style:paragraph-properties fo:margin-left="0cm" fo:margin-right="0cm" fo:text-indent="1.27cm" style:auto-text-indent="false"/>
      <style:text-properties fo:color="#ff0000" fo:font-weight="bold" style:font-weight-asian="bold"/>
    </style:style>
    <style:style style:name="P32" style:family="paragraph" style:parent-style-name="Standard">
      <style:paragraph-properties fo:margin-left="0cm" fo:margin-right="0cm" fo:text-indent="1.27cm" style:auto-text-indent="false"/>
      <style:text-properties fo:color="#000000" fo:font-weight="bold" style:font-weight-asian="bold"/>
    </style:style>
    <style:style style:name="P33" style:family="paragraph" style:parent-style-name="Filling_20_instruction">
      <style:paragraph-properties fo:margin-left="0cm" fo:margin-right="0cm" fo:text-indent="1.27cm" style:auto-text-indent="false"/>
      <style:text-properties fo:color="#ff0000"/>
    </style:style>
    <style:style style:name="P34" style:family="paragraph" style:parent-style-name="Filling_20_instruction">
      <style:paragraph-properties fo:margin-left="0cm" fo:margin-right="0cm" fo:text-indent="1.27cm" style:auto-text-indent="false"/>
      <style:text-properties fo:color="#000000" fo:font-style="normal" style:font-style-asian="normal"/>
    </style:style>
    <style:style style:name="P35" style:family="paragraph" style:parent-style-name="Normal">
      <style:paragraph-properties fo:margin-left="0cm" fo:margin-right="0cm" fo:text-align="justify" style:justify-single-word="false" fo:text-indent="1.249cm" style:auto-text-indent="false"/>
    </style:style>
    <style:style style:name="P36" style:family="paragraph" style:parent-style-name="Normal">
      <style:paragraph-properties fo:margin-left="0cm" fo:margin-right="0cm" fo:text-align="justify" style:justify-single-word="false" fo:text-indent="1.249cm" style:auto-text-indent="false"/>
      <style:text-properties style:font-name="Arial" fo:font-size="11pt" style:font-size-asian="11pt" style:font-name-complex="Arial" style:font-size-complex="11pt"/>
    </style:style>
    <style:style style:name="P37" style:family="paragraph" style:parent-style-name="Standard">
      <style:paragraph-properties fo:margin-left="0cm" fo:margin-right="0cm" fo:text-indent="0.76cm" style:auto-text-indent="false"/>
    </style:style>
    <style:style style:name="P38" style:family="paragraph" style:parent-style-name="Filling_20_instruction">
      <style:text-properties fo:color="#ff0000"/>
    </style:style>
    <style:style style:name="P39" style:family="paragraph" style:parent-style-name="Table_20_header">
      <style:paragraph-properties style:snap-to-layout-grid="false"/>
    </style:style>
    <style:style style:name="P40" style:family="paragraph" style:parent-style-name="Filling_20_instruction_20__28_table_20_cell_29_">
      <style:paragraph-properties style:snap-to-layout-grid="false"/>
    </style:style>
    <style:style style:name="P41" style:family="paragraph" style:parent-style-name="Filling_20_instruction">
      <style:paragraph-properties fo:margin-left="0.751cm" fo:margin-right="0cm" fo:text-indent="0cm" style:auto-text-indent="false">
        <style:tab-stops/>
      </style:paragraph-properties>
    </style:style>
    <style:style style:name="P42" style:family="paragraph" style:parent-style-name="destaque_20_1">
      <style:paragraph-properties fo:margin-top="0.106cm" fo:margin-bottom="0.106cm" fo:keep-with-next="auto" style:snap-to-layout-grid="false"/>
      <style:text-properties style:font-name="Times New Roman" style:language-asian="pt" style:country-asian="BR" style:font-weight-complex="bold"/>
    </style:style>
    <style:style style:name="P43" style:family="paragraph" style:parent-style-name="destaque_20_1">
      <style:paragraph-properties fo:margin-top="0.106cm" fo:margin-bottom="0.106cm" fo:keep-with-next="auto" style:snap-to-layout-grid="false"/>
      <style:text-properties fo:font-weight="normal" style:language-asian="pt" style:country-asian="BR" style:font-weight-asian="normal" style:font-name-complex="Arial"/>
    </style:style>
    <style:style style:name="P44" style:family="paragraph" style:parent-style-name="destaque_20_1">
      <style:paragraph-properties fo:margin-top="0.106cm" fo:margin-bottom="0.106cm" fo:keep-with-next="auto" style:snap-to-layout-grid="false"/>
      <style:text-properties style:language-asian="pt" style:country-asian="BR" style:font-name-complex="Arial" style:font-weight-complex="bold"/>
    </style:style>
    <style:style style:name="P45"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46" style:family="paragraph" style:parent-style-name="Standard">
      <style:paragraph-properties fo:margin-left="0.635cm" fo:margin-right="0cm" fo:text-indent="0cm" style:auto-text-indent="false">
        <style:tab-stops/>
      </style:paragraph-properties>
      <style:text-properties fo:font-weight="bold" style:font-weight-asian="bold" style:font-weight-complex="bold"/>
    </style:style>
    <style:style style:name="P47" style:family="paragraph" style:parent-style-name="Standard">
      <style:paragraph-properties fo:margin-left="0.635cm" fo:margin-right="0cm" fo:text-indent="0cm" style:auto-text-indent="false">
        <style:tab-stops/>
      </style:paragraph-properties>
    </style:style>
    <style:style style:name="P48" style:family="paragraph" style:parent-style-name="Filling_20_instruction">
      <style:paragraph-properties fo:margin-left="0.635cm" fo:margin-right="0cm" fo:text-indent="0cm" style:auto-text-indent="false">
        <style:tab-stops/>
      </style:paragraph-properties>
    </style:style>
    <style:style style:name="P49" style:family="paragraph" style:parent-style-name="Filling_20_instruction">
      <style:paragraph-properties fo:margin-left="1.501cm" fo:margin-right="0cm" fo:text-indent="0cm" style:auto-text-indent="false">
        <style:tab-stops/>
      </style:paragraph-properties>
    </style:style>
    <style:style style:name="P50" style:family="paragraph" style:parent-style-name="Standard">
      <style:paragraph-properties fo:margin-left="0.794cm" fo:margin-right="0cm" fo:text-indent="0cm" style:auto-text-indent="false">
        <style:tab-stops/>
      </style:paragraph-properties>
    </style:style>
    <style:style style:name="P51" style:family="paragraph" style:parent-style-name="Standard">
      <style:paragraph-properties fo:margin-left="1.27cm" fo:margin-right="0cm" fo:text-indent="0cm" style:auto-text-indent="false">
        <style:tab-stops/>
      </style:paragraph-properties>
      <style:text-properties fo:font-weight="bold" style:font-weight-asian="bold" style:font-weight-complex="bold"/>
    </style:style>
    <style:style style:name="P52" style:family="paragraph" style:parent-style-name="Recuo_20_de_20_corpo_20_de_20_texto_20_2">
      <style:text-properties style:font-name="Times New Roman" style:font-name-complex="Times New Roman"/>
    </style:style>
    <style:style style:name="P53" style:family="paragraph" style:parent-style-name="Standard">
      <style:paragraph-properties fo:margin-left="0cm" fo:margin-right="0cm" fo:text-indent="0.751cm" style:auto-text-indent="false"/>
      <style:text-properties fo:color="#0000ff" fo:font-style="italic" style:font-style-asian="italic"/>
    </style:style>
    <style:style style:name="P54" style:family="paragraph" style:parent-style-name="Requisito">
      <style:paragraph-properties fo:padding-left="0cm" fo:padding-right="0.141cm" fo:padding-top="0.106cm" fo:padding-bottom="0.035cm" fo:border="0.018cm solid #000000" style:shadow="none"/>
      <style:text-properties fo:color="#0000ff" fo:font-style="italic" style:font-style-asian="italic"/>
    </style:style>
    <style:style style:name="P55" style:family="paragraph" style:parent-style-name="Requisito">
      <style:paragraph-properties fo:padding-left="0cm" fo:padding-right="0.141cm" fo:padding-top="0.106cm" fo:padding-bottom="0.035cm" fo:border="0.018cm solid #000000" style:shadow="none"/>
    </style:style>
    <style:style style:name="P56" style:family="paragraph" style:parent-style-name="Com_20_marcadores" style:list-style-name="WW8Num3"/>
    <style:style style:name="P57" style:family="paragraph" style:parent-style-name="Heading_20_1" style:list-style-name="" style:master-page-name="MP3">
      <style:paragraph-properties style:page-number="auto" fo:break-before="page"/>
    </style:style>
    <style:style style:name="P58" style:family="paragraph" style:parent-style-name="conteudo" style:master-page-name="MP2">
      <style:paragraph-properties style:page-number="auto" fo:break-before="page"/>
    </style:style>
    <style:style style:name="P59" style:family="paragraph" style:parent-style-name="Title_20_Cover" style:master-page-name="MP0">
      <style:paragraph-properties fo:margin-left="0cm" fo:margin-right="-0.953cm" fo:margin-top="0.635cm" fo:margin-bottom="0.423cm" style:line-height-at-least="0.423cm" fo:text-align="center" style:justify-single-word="false" fo:text-indent="0cm" style:auto-text-indent="false" style:page-number="auto" fo:break-before="page" fo:padding-left="0cm" fo:padding-right="0cm" fo:padding-top="0.353cm" fo:padding-bottom="0.141cm" fo:border-left="none" fo:border-right="none" fo:border-top="0.035cm solid #000000" fo:border-bottom="0.035cm solid #000000" style:shadow="none">
        <style:tab-stops>
          <style:tab-stop style:position="-1.482cm"/>
        </style:tab-stops>
      </style:paragraph-properties>
      <style:text-properties fo:font-size="36pt" fo:font-weight="normal" style:font-size-asian="36pt" style:font-weight-asian="normal" style:font-size-complex="48pt"/>
    </style:style>
    <style:style style:name="P60" style:family="paragraph" style:parent-style-name="Standard" style:master-page-name="MPF1">
      <style:paragraph-properties fo:text-align="center" style:justify-single-word="false" style:page-number="auto" fo:break-before="page"/>
      <style:text-properties fo:font-size="18pt" fo:font-weight="bold" style:font-size-asian="18pt" style:font-weight-asian="bold" style:font-size-complex="18pt"/>
    </style:style>
    <style:style style:name="P61" style:family="paragraph" style:parent-style-name="Standard" style:list-style-name="WW8Num36"/>
    <style:style style:name="P62" style:family="paragraph" style:parent-style-name="Standard" style:list-style-name="WW8Num24"/>
    <style:style style:name="P63" style:family="paragraph" style:parent-style-name="Standard" style:list-style-name="WW8Num20">
      <style:text-properties fo:font-weight="bold" style:font-weight-asian="bold"/>
    </style:style>
    <style:style style:name="P64" style:family="paragraph" style:parent-style-name="Parágrafo_20_da_20_Lista" style:list-style-name="L1">
      <style:paragraph-properties fo:margin-top="0cm" fo:margin-bottom="0cm"/>
    </style:style>
    <style:style style:name="T1" style:family="text">
      <style:text-properties fo:font-size="20pt" fo:font-weight="bold" style:font-size-asian="20pt" style:font-weight-asian="bold" style:font-name-complex="Arial" style:font-weight-complex="bold"/>
    </style:style>
    <style:style style:name="T2" style:family="text">
      <style:text-properties fo:color="#0000ff"/>
    </style:style>
    <style:style style:name="T3"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4" style:family="text">
      <style:text-properties fo:color="#0000ff" fo:font-size="16pt" fo:font-style="italic" style:font-size-asian="16pt" style:font-style-asian="italic" style:font-size-complex="16pt"/>
    </style:style>
    <style:style style:name="T5" style:family="text">
      <style:text-properties fo:color="#0000ff" fo:font-style="italic" style:font-style-asian="italic"/>
    </style:style>
    <style:style style:name="T6" style:family="text">
      <style:text-properties fo:color="#0000ff" fo:font-style="italic" style:font-style-asian="italic" style:font-style-complex="italic"/>
    </style:style>
    <style:style style:name="T7" style:family="text">
      <style:text-properties fo:font-size="16pt" style:font-size-asian="16pt" style:font-size-complex="16pt"/>
    </style:style>
    <style:style style:name="T8" style:family="text">
      <style:text-properties fo:font-size="16pt" fo:font-style="italic" style:font-size-asian="16pt" style:font-style-asian="italic" style:font-size-complex="16pt"/>
    </style:style>
    <style:style style:name="T9" style:family="text">
      <style:text-properties fo:font-weight="bold" style:font-weight-asian="bold"/>
    </style:style>
    <style:style style:name="T10" style:family="text">
      <style:text-properties fo:font-weight="bold" style:font-weight-asian="bold" style:font-size-complex="11pt"/>
    </style:style>
    <style:style style:name="T11" style:family="text">
      <style:text-properties fo:font-weight="bold" style:font-weight-asian="bold" style:font-weight-complex="bold"/>
    </style:style>
    <style:style style:name="T12" style:family="text">
      <style:text-properties fo:font-style="italic" fo:font-weight="bold" style:font-style-asian="italic" style:font-weight-asian="bold"/>
    </style:style>
    <style:style style:name="T13" style:family="text">
      <style:text-properties fo:font-style="italic" style:font-style-asian="italic"/>
    </style:style>
    <style:style style:name="T14" style:family="text">
      <style:text-properties fo:color="#ff0000"/>
    </style:style>
    <style:style style:name="T15" style:family="text">
      <style:text-properties fo:color="#ff0000" fo:font-size="10pt" style:font-size-asian="10pt"/>
    </style:style>
    <style:style style:name="T16" style:family="text">
      <style:text-properties fo:color="#ff0000" fo:font-size="10pt" style:font-size-asian="10pt" style:font-weight-complex="bold"/>
    </style:style>
    <style:style style:name="T17" style:family="text">
      <style:text-properties fo:color="#ff0000" fo:font-size="10pt" fo:font-weight="bold" style:font-size-asian="10pt" style:font-weight-asian="bold"/>
    </style:style>
    <style:style style:name="T18" style:family="text">
      <style:text-properties fo:color="#ff0000" fo:font-size="10pt" fo:font-weight="bold" style:font-size-asian="10pt" style:font-weight-asian="bold" style:font-weight-complex="bold"/>
    </style:style>
    <style:style style:name="T19" style:family="text">
      <style:text-properties style:font-name="Arial" fo:font-size="11pt" style:font-size-asian="11pt" style:font-name-complex="Arial" style:font-size-complex="11pt"/>
    </style:style>
    <style:style style:name="T20" style:family="text">
      <style:text-properties style:font-name-complex="Arial" style:font-size-complex="11pt"/>
    </style:style>
    <style:style style:name="T21" style:family="text">
      <style:text-properties style:font-style-complex="italic"/>
    </style:style>
    <style:style style:name="T22" style:family="text">
      <style:text-properties style:font-size-complex="11pt"/>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ocumento de Especificação de Projeto</text:p>
      <text:p text:style-name="Standard"/>
      <text:p text:style-name="Standard"/>
      <text:p text:style-name="Standard"/>
      <text:p text:style-name="Standard"/>
      <text:p text:style-name="P2">Projeto de Software</text:p>
      <text:p text:style-name="P3">Disciplina Análise e Projeto Orientado à Objetos – Terceiro Semestre</text:p>
      <text:p text:style-name="P3">Bacharelado em Ciência da Computação<text:line-break/>Professor Igor Scaliante Wiese<text:line-break/>UTFPR – Universidade Tecnológica Federal do Paraná – Campus Campo Mourão</text:p>
      <text:p text:style-name="Standard"/>
      <text:p text:style-name="P4"/>
      <text:p text:style-name="Standard"/>
      <text:p text:style-name="Standard"><text:s/></text:p>
      <text:p text:style-name="Standard"/>
      <text:p text:style-name="Standard"/>
      <text:p text:style-name="Standard"/>
      <text:p text:style-name="P5"><text:span text:style-name="Fonte_20_parág._20_padrão"><text:span text:style-name="T1">Projeto: </text:span></text:span><text:span text:style-name="Fonte_20_parág._20_padrão"><text:span text:style-name="T3">RECICLAGENS FRIZZO</text:span></text:span></text:p>
      <text:p text:style-name="P4"><text:span text:style-name="Fonte_20_parág._20_padrão"><text:span text:style-name="T7">Equipe:</text:span></text:span><text:span text:style-name="Fonte_20_parág._20_padrão"><text:span text:style-name="T8"> </text:span></text:span><text:span text:style-name="Fonte_20_parág._20_padrão"><text:span text:style-name="T4">Marllon José Frizzo </text:span></text:span><text:a xlink:type="simple" xlink:href="mailto:mffrizzo@gmail.com" office:target-frame-name="_top" xlink:show="replace" text:style-name="Internet_20_link" text:visited-style-name="Visited_20_Internet_20_Link"><text:span text:style-name="Hyperlink"><text:span text:style-name="T8">mffrizzo@gmail.com</text:span></text:span></text:a><text:span text:style-name="Fonte_20_parág._20_padrão"><text:span text:style-name="T4">, Fábio Alexandre da Silva, Matheus Sekine</text:span></text:span></text:p>
      <text:p text:style-name="P60">HISTÓRICO DE REVISÕES</text:p>
      <text:p text:style-name="P7"/>
      <table:table table:name="Tabela1" table:style-name="Tabela1">
        <table:table-column table:style-name="Tabela1.A" table:number-columns-repeated="2"/>
        <table:table-column table:style-name="Tabela1.C"/>
        <table:table-row>
          <table:table-cell table:style-name="Tabela1.A1" office:value-type="string">
            <text:p text:style-name="P9">Nome da alteração</text:p>
          </table:table-cell>
          <table:table-cell table:style-name="Tabela1.A1" office:value-type="string">
            <text:p text:style-name="P9">Responsável</text:p>
          </table:table-cell>
          <table:table-cell table:style-name="Tabela1.C1" office:value-type="string">
            <text:p text:style-name="P9">Data</text:p>
          </table:table-cell>
        </table:table-row>
        <table:table-row>
          <table:table-cell table:style-name="Tabela1.A1" office:value-type="string">
            <text:p text:style-name="P9">Descrição, requisitos</text:p>
          </table:table-cell>
          <table:table-cell table:style-name="Tabela1.A1" office:value-type="string">
            <text:p text:style-name="P9">Marllon Frizzo</text:p>
          </table:table-cell>
          <table:table-cell table:style-name="Tabela1.C1" office:value-type="string">
            <text:p text:style-name="P9">30/03/2015</text:p>
          </table:table-cell>
        </table:table-row>
        <table:table-row>
          <table:table-cell table:style-name="Tabela1.A1" office:value-type="string">
            <text:p text:style-name="P9">Descrição, requisitos</text:p>
          </table:table-cell>
          <table:table-cell table:style-name="Tabela1.A1" office:value-type="string">
            <text:p text:style-name="P9">Marllon Frizzo</text:p>
            <text:p text:style-name="P9">Fábio A. da Silva</text:p>
          </table:table-cell>
          <table:table-cell table:style-name="Tabela1.C1" office:value-type="string">
            <text:p text:style-name="P6"><text:span text:style-name="Fonte_20_parág._20_padrão"><text:span text:style-name="T10">01/04/2015</text:span></text:span></text:p>
          </table:table-cell>
        </table:table-row>
      </table:table>
      <text:p text:style-name="P7"/>
      <text:p text:style-name="P18"/>
      <text:p text:style-name="P19"/>
      <text:p text:style-name="P20"/>
      <text:p text:style-name="P20"/>
      <text:p text:style-name="P20"/>
      <text:p text:style-name="P20"/>
      <text:p text:style-name="P20"/>
      <text:p text:style-name="P20"/>
      <text:p text:style-name="P22"/>
      <text:p text:style-name="P19"><text:span text:style-name="Fonte_20_parág._20_padrão"><text:span text:style-name="T9">Orientação para uso do </text:span></text:span><text:span text:style-name="Fonte_20_parág._20_padrão"><text:span text:style-name="T12">template</text:span></text:span><text:span text:style-name="Fonte_20_parág._20_padrão"><text:span text:style-name="T9">:</text:span></text:span></text:p>
      <text:p text:style-name="P23">Instruções de preenchimento estão espalhadas pelas várias seções deste <text:span text:style-name="Fonte_20_parág._20_padrão"><text:span text:style-name="T13">template</text:span></text:span>, em cor <text:span text:style-name="Fonte_20_parág._20_padrão"><text:span text:style-name="T2">azul</text:span></text:span> e envoltas por <text:span text:style-name="Fonte_20_parág._20_padrão"><text:span text:style-name="T13">tags</text:span></text:span> (“&lt;” e “&gt;”). Após ler uma instrução de preenchimento e entender que informação deve ser fornecida, delete a instrução de preenchimento e substitua-a por texto de sua própria autoria, relacionado à seção. A cor <text:span text:style-name="Fonte_20_parág._20_padrão"><text:span text:style-name="T14">vermelha</text:span></text:span> é utilizado como comentário e deverá ser apagada do documento.</text:p>
      <text:p text:style-name="P23">Ao fim da elaboração do documento, atualize seu índice clicando com o botão direito do mouse no mesmo e depois em <text:span text:style-name="Fonte_20_parág._20_padrão"><text:span text:style-name="T9">Atualizar Campo </text:span></text:span>(<text:span text:style-name="Fonte_20_parág._20_padrão"><text:span text:style-name="T9">Update Field</text:span></text:span>).</text:p>
      <text:p text:style-name="P2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Este documento foi estendido da proposta de documentação de especificação funcional elaborada pelo Centro de Inovação de Recife / Qualiti Software Processes / Centro de Estudos e Sistemas Avançados do Recife (C.E.S.A.R) de 2007.</text:p>
      <text:p text:style-name="P58">Índice</text:p>
      <text:table-of-content text:style-name="Sect1" text:name="_TOC3">
        <text:table-of-content-source text:outline-level="3" text:use-index-marks="false" text:use-index-source-styles="true">
          <text:index-title-template text:style-name="Contents_20_Heading">Sumá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25"><text:a xlink:type="simple" xlink:href="#__RefHeading__9_117254275" office:target-frame-name="_top" xlink:show="replace" text:style-name="Internet_20_link" text:visited-style-name="Visited_20_Internet_20_Link">1. <text:s/>Introdução<text:tab/>5</text:a></text:p>
          <text:p text:style-name="P26"><text:a xlink:type="simple" xlink:href="#__RefHeading__11_117254275" office:target-frame-name="_top" xlink:show="replace" text:style-name="Internet_20_link" text:visited-style-name="Visited_20_Internet_20_Link">1.1 <text:s/>Descrição do sistema<text:tab/>5</text:a></text:p>
          <text:p text:style-name="P26"><text:a xlink:type="simple" xlink:href="#__RefHeading__13_117254275" office:target-frame-name="_top" xlink:show="replace" text:style-name="Internet_20_link" text:visited-style-name="Visited_20_Internet_20_Link">1.2 <text:s/>Objetivo do sistema<text:tab/>5</text:a></text:p>
          <text:p text:style-name="P26"><text:a xlink:type="simple" xlink:href="#__RefHeading__15_117254275" office:target-frame-name="_top" xlink:show="replace" text:style-name="Internet_20_link" text:visited-style-name="Visited_20_Internet_20_Link">1.3 <text:s/>Sistemas Similares<text:tab/>5</text:a></text:p>
          <text:p text:style-name="P26"><text:a xlink:type="simple" xlink:href="#__RefHeading__17_117254275" office:target-frame-name="_top" xlink:show="replace" text:style-name="Internet_20_link" text:visited-style-name="Visited_20_Internet_20_Link">1.4 <text:s/>Convenções, termos e abreviações<text:tab/>5</text:a></text:p>
          <text:p text:style-name="P27"><text:a xlink:type="simple" xlink:href="#__RefHeading__19_117254275" office:target-frame-name="_top" xlink:show="replace" text:style-name="Internet_20_link" text:visited-style-name="Visited_20_Internet_20_Link">1.4.1 Identificação dos casos de uso <text:tab/>5</text:a></text:p>
          <text:p text:style-name="P27"><text:a xlink:type="simple" xlink:href="#__RefHeading__21_117254275" office:target-frame-name="_top" xlink:show="replace" text:style-name="Internet_20_link" text:visited-style-name="Visited_20_Internet_20_Link">1.4.2 Prioridades dos casos de uso<text:tab/>6</text:a></text:p>
          <text:p text:style-name="P25"><text:a xlink:type="simple" xlink:href="#__RefHeading__23_117254275" office:target-frame-name="_top" xlink:show="replace" text:style-name="Internet_20_link" text:visited-style-name="Visited_20_Internet_20_Link">2. <text:s/>Lista de Requisitos <text:tab/>6</text:a></text:p>
          <text:p text:style-name="P26"><text:a xlink:type="simple" xlink:href="#__RefHeading__937_1047580196" office:target-frame-name="_top" xlink:show="replace" text:style-name="Internet_20_link" text:visited-style-name="Visited_20_Internet_20_Link">2.1 <text:s/>Matriz de Rastreabilidade<text:tab/>6</text:a></text:p>
          <text:p text:style-name="P25"><text:a xlink:type="simple" xlink:href="#__RefHeading__939_1047580196" office:target-frame-name="_top" xlink:show="replace" text:style-name="Internet_20_link" text:visited-style-name="Visited_20_Internet_20_Link">3. <text:s/>Atores<text:tab/>6</text:a></text:p>
          <text:p text:style-name="P25"><text:a xlink:type="simple" xlink:href="#__RefHeading__25_117254275" office:target-frame-name="_top" xlink:show="replace" text:style-name="Internet_20_link" text:visited-style-name="Visited_20_Internet_20_Link">4. <text:s/>Casos de Uso<text:tab/>7</text:a></text:p>
          <text:p text:style-name="P27"><text:a xlink:type="simple" xlink:href="#__RefHeading__27_117254275" office:target-frame-name="_top" xlink:show="replace" text:style-name="Internet_20_link" text:visited-style-name="Visited_20_Internet_20_Link"><text:s/>Diagrama de Caso de Uso <text:s/>- <text:s/>&lt;&lt;nome do projeto&gt;&gt;<text:tab/>7</text:a></text:p>
          <text:p text:style-name="P27"><text:a xlink:type="simple" xlink:href="#__RefHeading__29_117254275" office:target-frame-name="_top" xlink:show="replace" text:style-name="Internet_20_link" text:visited-style-name="Visited_20_Internet_20_Link"><text:s/>[UC01] &lt;Incluir ao lado do identificador um nome para o caso de uso&gt;<text:tab/>7</text:a></text:p>
          <text:p text:style-name="P26"><text:a xlink:type="simple" xlink:href="#__RefHeading__31_117254275" office:target-frame-name="_top" xlink:show="replace" text:style-name="Internet_20_link" text:visited-style-name="Visited_20_Internet_20_Link">4.1 <text:s/>Análise textual.<text:tab/>8</text:a></text:p>
          <text:p text:style-name="P25"><text:a xlink:type="simple" xlink:href="#__RefHeading__33_117254275" office:target-frame-name="_top" xlink:show="replace" text:style-name="Internet_20_link" text:visited-style-name="Visited_20_Internet_20_Link">5. <text:s/>Pacotes<text:tab/>8</text:a></text:p>
          <text:p text:style-name="P27"><text:a xlink:type="simple" xlink:href="#__RefHeading__35_117254275" office:target-frame-name="_top" xlink:show="replace" text:style-name="Internet_20_link" text:visited-style-name="Visited_20_Internet_20_Link"><text:s/>Diagrama de Pacote - &lt;&lt;nome do projeto&gt;&gt;<text:tab/>9</text:a></text:p>
          <text:p text:style-name="P27"><text:a xlink:type="simple" xlink:href="#__RefHeading__37_117254275" office:target-frame-name="_top" xlink:show="replace" text:style-name="Internet_20_link" text:visited-style-name="Visited_20_Internet_20_Link"><text:s/>&lt;Nome do Pacote 1&gt;<text:tab/>9</text:a></text:p>
          <text:p text:style-name="P25"><text:a xlink:type="simple" xlink:href="#__RefHeading__39_117254275" office:target-frame-name="_top" xlink:show="replace" text:style-name="Internet_20_link" text:visited-style-name="Visited_20_Internet_20_Link">6. <text:s/>Classes<text:tab/>9</text:a></text:p>
          <text:p text:style-name="P27"><text:a xlink:type="simple" xlink:href="#__RefHeading__41_117254275" office:target-frame-name="_top" xlink:show="replace" text:style-name="Internet_20_link" text:visited-style-name="Visited_20_Internet_20_Link"><text:s/>Diagrama de Classes - &lt;&lt;nome do projeto&gt;&gt;<text:tab/>9</text:a></text:p>
          <text:p text:style-name="P25"><text:a xlink:type="simple" xlink:href="#__RefHeading__43_117254275" office:target-frame-name="_top" xlink:show="replace" text:style-name="Internet_20_link" text:visited-style-name="Visited_20_Internet_20_Link">7. <text:s/>Seqüência<text:tab/>9</text:a></text:p>
          <text:p text:style-name="P27"><text:a xlink:type="simple" xlink:href="#__RefHeading__45_117254275" office:target-frame-name="_top" xlink:show="replace" text:style-name="Internet_20_link" text:visited-style-name="Visited_20_Internet_20_Link"><text:s/>Diagrama de Seqüência - &lt;&lt;código do caso de uso&gt;&gt;<text:tab/>10</text:a></text:p>
          <text:p text:style-name="P25"><text:a xlink:type="simple" xlink:href="#__RefHeading__47_117254275" office:target-frame-name="_top" xlink:show="replace" text:style-name="Internet_20_link" text:visited-style-name="Visited_20_Internet_20_Link">8. <text:s/>Decisões de projeto<text:tab/>10</text:a></text:p>
          <text:p text:style-name="P25"><text:a xlink:type="simple" xlink:href="#__RefHeading__49_117254275" office:target-frame-name="_top" xlink:show="replace" text:style-name="Internet_20_link" text:visited-style-name="Visited_20_Internet_20_Link">9. <text:s/>Referências<text:tab/>10</text:a></text:p>
        </text:index-body>
      </text:table-of-content>
      <text:h text:style-name="P57" text:outline-level="1"><text:bookmark-start text:name="__RefHeading__9_117254275"/>Introdução<text:bookmark-end text:name="__RefHeading__9_117254275"/></text:h>
      <text:p text:style-name="P11">&lt;O capítulo de introdução deve apresentar uma descrição do sistema, apontando seu principal objetivo, e uma breve descrição do que será encontrado no documento.&gt;</text:p>
      <text:p text:style-name="P28">Este documento especifica os casos de uso e requisitos não-funcionais (RNFs) do projeto intitulado <text:span text:style-name="Fonte_20_parág._20_padrão"><text:span text:style-name="T6">Reciclagens Frizzo</text:span></text:span>, referente ao projeto final da disciplina de Análise e Projeto Orientado à Objetos, contida no terceiro semestre da matriz curricular do curso de Bacharelado em Ciência da Computação, ministrada pelo professor Ms. Igor Scaliante Wiese.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start text:name="__RefHeading__11_117254275"/>Descrição do sistema<text:bookmark-end text:name="__RefHeading__11_117254275"/></text:h>
      <text:p text:style-name="P35"><text:span text:style-name="Fonte_20_parág._20_padrão"><text:span text:style-name="T19">O funcionamento do sistema consiste em gerenciar uma empresa recicladora de materiais recicláveis. Ele será capaz de gerenciar cadastro de fornecedores, produtos, estoque, clientes, compras, vendas, cargas, notas fiscais, motoristas e funcionários.</text:span></text:span></text:p>
      <text:p text:style-name="P36">Também será possível gerenciar as compras de materiais com seus respectivos fornecedores, preços, quantidade e tipo do material. Existira uma base de dados que irá conter todas essas informações atreladas a cada fornecedor, para que seja possível gerar alguns relatórios a respeito da situação do fornecedor, como seus débitos e total entregue (vendido), podendo emitir um recibo da venda em ocasião ou do total entregue em um determinado período de tempo. A cada compra realizada o sistema deverá atualizar o estoque.</text:p>
      <text:p text:style-name="P36">O sistema deverá gerenciar todos os clientes, nos quais será armazenado o total vendido, medido em toneladas ou Kg, preço unitário e o preço total, nome do cliente.</text:p>
      <text:p text:style-name="P36">O sistema deverá gerenciar um cadastro de produtos, armazenando bem como o tipo do material, que também servirá de nome e seu preço.</text:p>
      <text:p text:style-name="P36">O sistema deverá gerenciar o estoque da empresa, contendo informações como a quantidade de produtos estocados, medidos em toneladas ou Kg, separados por seu tipo.</text:p>
      <text:p text:style-name="P36">O sistema deverá gerenciar as vendas de materiais, bem como o tipo de material vendido, preço e o cliente. O sistema deverá armazenar informações como nome do cliente, total vendido de materiais, preço unitário, preço total, número da nota fiscal, data da venda. Caso seja necessário o pagamento de frete, será armazenado os dados do motorista, veículo e valores. O sistema também poderá gerar relatórios de venda. A cada venda realizada, é importante que o estoque seja atualizado.</text:p>
      <text:p text:style-name="P28"><text:span text:style-name="Fonte_20_parág._20_padrão"><text:span text:style-name="T20">O sistema contará com uma base de dados para motoristas, armazenando informações básicas, como nome (ou apelido) e placa do veículo.</text:span></text:span></text:p>
      <text:h text:style-name="Heading_20_2" text:outline-level="2"><text:bookmark-start text:name="__RefHeading__13_117254275"/>Objetivo do sistema<text:bookmark-end text:name="__RefHeading__13_117254275"/></text:h>
      <text:p text:style-name="P28">O objetivo do sistema tem como a organização dos dados de todas as operações que a empresa realiza, tornando assim o trabalho operacional mais rápido e eficiente.</text:p>
      <text:h text:style-name="Heading_20_2" text:outline-level="2"><text:bookmark-start text:name="__RefHeading__17_117254275"/>Convenções, termos e abreviações<text:bookmark-end text:name="__RefHeading__17_117254275"/></text:h>
      <text:p text:style-name="P28">A correta interpretação deste documento exige o conhecimento de algumas convenções, termos específicos e abreviações, que são descritos a seguir.</text:p>
      <text:h text:style-name="Heading_20_3" text:outline-level="3"><text:bookmark-start text:name="__RefHeading__19_117254275"/><text:bookmark-start text:name="_Ref53484034"/>Identificação dos <text:bookmark-end text:name="_Ref53484034"/>casos de uso<text:bookmark-end text:name="__RefHeading__19_117254275"/></text:h>
      <text:p text:style-name="P28">Os casos de uso devem ser identificados com um identificador único. A numeração inicia com o identificador [UC01] e prossegue sendo incrementada à medida que forem surgindo novos casos de uso. </text:p>
      <text:p text:style-name="P28"><text:soft-page-break/>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28">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Fonte_20_parág._20_padrão"><text:span text:style-name="T9">Informações</text:span></text:span> <text:span text:style-name="Fonte_20_parág._20_padrão"><text:span text:style-name="T9">Avançadas</text:span></text:span> durante seu cadastro, conforme descrito no fluxo alternativo [UC01].[FA02]”.</text:p>
      <text:h text:style-name="Heading_20_3" text:outline-level="3"><text:bookmark-start text:name="__RefHeading__21_117254275"/><text:bookmark-start text:name="_Ref53548227"/>Prioridades dos <text:bookmark-end text:name="_Ref53548227"/>casos de uso<text:bookmark-end text:name="__RefHeading__21_117254275"/></text:h>
      <text:p text:style-name="Standard">A prioridade de cada caso de uso, informada nas seções 3 e 4, pode ser classificada como “essencial”, “importante” e “desejável”, de acordo com a descrição abaixo:</text:p>
      <text:list xml:id="list6482023874309896383" text:style-name="WW8Num3">
        <text:list-item>
          <text:p text:style-name="P56">Um caso de uso <text:span text:style-name="Fonte_20_parág._20_padrão"><text:span text:style-name="T9">essencial</text:span></text:span>, se não for atendido, impede que a aplicação entre em funcionamento. Casos de uso essenciais são imprescindíveis, isto é, têm de ser implementados impreterivelmente.</text:p>
        </text:list-item>
        <text:list-item>
          <text:p text:style-name="Com_20_marcadores">Se um caso de uso <text:span text:style-name="Fonte_20_parág._20_padrão"><text:span text:style-name="T9">importante</text:span></text:span> não for atendido, a aplicação pode até entrar em funcionamento, mas de forma não-satisfatória. Casos de uso importantes deveriam ser implementados, mas, se não forem, não impedirão a implantação e utilização da aplicação.</text:p>
        </text:list-item>
        <text:list-item>
          <text:p text:style-name="Com_20_marcadores">Um caso de <text:span text:style-name="Fonte_20_parág._20_padrão"><text:span text:style-name="T9">des</text:span></text:span><text:span text:style-name="Fonte_20_parág._20_padrão"><text:span text:style-name="T9">ejável</text:span></text:span>, por fim, é aquele cuja ausência de implementação não compromete a operacionalização da aplicação, isto é, a aplicação pode funcionar de forma satisfatória mesmo sem sua implementação. Esses casos de uso podem ser deixados para versões posteriores da solução, caso não haja tempo hábil para implementá-los na versão que está sendo especificada.</text:p>
        </text:list-item>
      </text:list>
      <text:h text:style-name="Heading_20_1" text:outline-level="1"><text:bookmark-start text:name="__RefHeading__23_117254275"/>Lista de Requisitos<text:bookmark-end text:name="__RefHeading__23_117254275"/></text:h>
      <text:p text:style-name="P37">Abaixo encontra-se a lista de requisitos do projeto.</text:p>
      <text:list xml:id="list8174967432400746060" text:style-name="L1">
        <text:list-item>
          <text:p text:style-name="P64">O sistema deve permitir o cadastro de clientes &lt;&lt;CRUD&gt;&gt;;</text:p>
        </text:list-item>
        <text:list-item>
          <text:p text:style-name="P64">O sistema deve permitir o cadastro de um fornecedor &lt;&lt;CRUD&gt;&gt;;</text:p>
        </text:list-item>
        <text:list-item>
          <text:p text:style-name="P64">O sistema deve permitir o cadastro de um produto &lt;&lt;CRUD&gt;&gt;;</text:p>
        </text:list-item>
        <text:list-item>
          <text:p text:style-name="P64">O sistema deve permitir o cadastro de funcionários &lt;CRUD&gt;&gt;;</text:p>
        </text:list-item>
        <text:list-item>
          <text:p text:style-name="P64">O sistema deve permitir o cadastro de motoristas &lt;&lt;CRUD&gt;&gt;;</text:p>
        </text:list-item>
        <text:list-item>
          <text:p text:style-name="P64">O sistema deve permitir a emissão de recibo de venda para o fornecedor;</text:p>
        </text:list-item>
        <text:list-item>
          <text:p text:style-name="P64">O sistema deve permitir o gerenciamento do estoque da empresa;</text:p>
        </text:list-item>
        <text:list-item>
          <text:p text:style-name="P64">O sistema deve permitir o cadastro de cargas vendidas;</text:p>
        </text:list-item>
        <text:list-item>
          <text:p text:style-name="P64">O sistema deve permitir a inclusão de notas fiscais;</text:p>
        </text:list-item>
        <text:list-item>
          <text:p text:style-name="P64">O sistema deve permitir o gerenciamento de vendas;</text:p>
        </text:list-item>
        <text:list-item>
          <text:p text:style-name="P64">O sistema deve permitir a geração de relatórios de vendas;</text:p>
        </text:list-item>
        <text:list-item>
          <text:p text:style-name="P64">O sistema deve permitir a atualização de estoque após venda;</text:p>
        </text:list-item>
        <text:list-item>
          <text:p text:style-name="P64">O sistema deve permitir o gerenciamento de compras;</text:p>
        </text:list-item>
        <text:list-item>
          <text:p text:style-name="P64">O sistema deve permitir a atualização do estoque após compra;</text:p>
        </text:list-item>
        <text:list-item>
          <text:p text:style-name="P64">O sistema deve permitir a geração de relatórios de compras;</text:p>
        </text:list-item>
      </text:list>
      <text:p text:style-name="P13"/>
      <text:h text:style-name="Heading_20_1" text:outline-level="1"><text:bookmark-start text:name="__RefHeading__939_1047580196"/><text:soft-page-break/>Atores<text:bookmark-end text:name="__RefHeading__939_1047580196"/></text:h>
      <text:p text:style-name="P37">A tabela abaixo descreve brevemente cada ator da aplicação.</text:p>
      <text:p text:style-name="P38">&lt;Cada ator representa um papel particular de usuário da aplicação. Porém, além de representar pessoas, os atores também podem ser dispositivos de hardware ou até outras aplicações que devam trocar informações com a aplicação a ser desenvolvida.&gt;</text:p>
      <text:p text:style-name="Standard"/>
      <table:table table:name="Tabela2" table:style-name="Tabela2">
        <table:table-column table:style-name="Tabela2.A"/>
        <table:table-column table:style-name="Tabela2.B"/>
        <table:table-row>
          <table:table-cell table:style-name="Tabela2.A1" office:value-type="string">
            <text:p text:style-name="P39">Ator</text:p>
          </table:table-cell>
          <table:table-cell table:style-name="Tabela2.B1" office:value-type="string">
            <text:p text:style-name="P39">Descrição</text:p>
          </table:table-cell>
        </table:table-row>
        <table:table-row>
          <table:table-cell table:style-name="Tabela2.A2" office:value-type="string">
            <text:p text:style-name="P40">&lt;Indique o nome do ator&gt;</text:p>
          </table:table-cell>
          <table:table-cell table:style-name="Tabela2.B2" office:value-type="string">
            <text:p text:style-name="P40">&lt;Apresente uma breve descrição do ator. Se o ator for uma generalização de um conjunto de atores, isso deve ser indicado.&gt;</text:p>
          </table:table-cell>
        </table:table-row>
        <table:table-row>
          <table:table-cell table:style-name="Tabela2.A2" office:value-type="string">
            <text:p text:style-name="P40"/>
          </table:table-cell>
          <table:table-cell table:style-name="Tabela2.B2" office:value-type="string">
            <text:p text:style-name="P40"/>
          </table:table-cell>
        </table:table-row>
        <table:table-row>
          <table:table-cell table:style-name="Tabela2.A2" office:value-type="string">
            <text:p text:style-name="P40"/>
          </table:table-cell>
          <table:table-cell table:style-name="Tabela2.B2" office:value-type="string">
            <text:p text:style-name="P40"/>
          </table:table-cell>
        </table:table-row>
      </table:table>
      <text:h text:style-name="Heading_20_1" text:outline-level="1"><text:bookmark-start text:name="__RefHeading__25_117254275"/>Casos de Uso<text:bookmark-end text:name="__RefHeading__25_117254275"/></text:h>
      <text:p text:style-name="P29">&lt;&lt;colocar uma referência bibliográfica explicando o que é um diagrama de caso de uso. Sucinta. Máximo 150 palavras&gt;&gt;</text:p>
      <text:p text:style-name="P38">&lt;Apresente todos os casos de uso da aplicação, cada um em uma subseção, como indicado abaixo. Opcionalmente, você também pode elaborar e expor aqui um Diagrama de Casos de Uso, que exiba visualmente todos os atores e casos de uso da aplicação, além de seus relacionamentos.&gt;</text:p>
      <text:p text:style-name="P54"><text:bookmark-start text:name="__RefHeading__27_117254275"/>Diagrama de Caso de Uso <text:s/>- <text:s/>&lt;&lt;nome do projeto&gt;&gt;<text:bookmark-end text:name="__RefHeading__27_117254275"/></text:p>
      <text:p text:style-name="P37">Essa seção apresenta todos os requisitos funcionais da aplicação, especificados como casos de uso.</text:p>
      <text:p text:style-name="P13">&lt;Adicionar o caso de uso (figura) completo da aplicação&gt;</text:p>
      <text:p text:style-name="P14"/>
      <text:p text:style-name="P14"/>
      <text:p text:style-name="P14"/>
      <text:p text:style-name="P14"/>
      <text:p text:style-name="P41"><text:span text:style-name="Fonte_20_parág._20_padrão"><text:span text:style-name="T15">&lt;Repetir a estrutura para cada CASO DE USO.&gt;</text:span></text:span></text:p>
      <text:p text:style-name="P55"><text:bookmark-start text:name="__RefHeading__29_117254275"/><text:bookmark-start text:name="RFXX001"/><text:span text:style-name="Fonte_20_parág._20_padrão"><text:span text:style-name="T21">[UC01]</text:span></text:span><text:span text:style-name="Fonte_20_parág._20_padrão"><text:span text:style-name="T5"> </text:span></text:span><text:bookmark-end text:name="RFXX001"/><text:span text:style-name="Fonte_20_parág._20_padrão"><text:span text:style-name="T5">&lt;Incluir ao lado do identificador um nome para o caso de uso&gt;</text:span></text:span><text:bookmark-end text:name="__RefHeading__29_117254275"/></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table-cell table:style-name="Tabela3.A1" office:value-type="string">
            <text:p text:style-name="P10">Prioridade:</text:p>
          </table:table-cell>
          <table:table-cell table:style-name="Tabela3.A1" office:value-type="string">
            <text:p text:style-name="P42"><text:bookmark text:name="__Fieldmark__447_1899005756"/></text:p>
          </table:table-cell>
          <table:table-cell table:style-name="Tabela3.A1" office:value-type="string">
            <text:p text:style-name="P43">Essencial</text:p>
          </table:table-cell>
          <table:table-cell table:style-name="Tabela3.A1" office:value-type="string">
            <text:p text:style-name="P44"><text:bookmark text:name="__Fieldmark__455_1899005756"/></text:p>
          </table:table-cell>
          <table:table-cell table:style-name="Tabela3.A1" office:value-type="string">
            <text:p text:style-name="P43">Importante</text:p>
          </table:table-cell>
          <table:table-cell table:style-name="Tabela3.A1" office:value-type="string">
            <text:p text:style-name="P44"><text:bookmark text:name="__Fieldmark__463_1899005756"/></text:p>
          </table:table-cell>
          <table:table-cell table:style-name="Tabela3.G1" office:value-type="string">
            <text:p text:style-name="P43">Desejável</text:p>
          </table:table-cell>
        </table:table-row>
        <table:table-row>
          <table:table-cell table:style-name="Tabela3.A1" office:value-type="string">
            <text:p text:style-name="P10">Ator(es):</text:p>
          </table:table-cell>
          <table:table-cell table:style-name="Tabela3.G1" table:number-columns-spanned="6" office:value-type="string">
            <text:p text:style-name="P45">&lt;Informe os atores que irão interagir com este caso de uso.&gt;</text:p>
          </table:table-cell>
          <table:covered-table-cell/>
          <table:covered-table-cell/>
          <table:covered-table-cell/>
          <table:covered-table-cell/>
          <table:covered-table-cell/>
        </table:table-row>
      </table:table>
      <text:p text:style-name="P41"><text:span text:style-name="Fonte_20_parág._20_padrão"><text:span text:style-name="T15">&lt;Para preencher a prioridade do caso de uso, dê dois cliques no </text:span></text:span><text:span text:style-name="Fonte_20_parág._20_padrão"><text:span text:style-name="T15">quadrado ao lado da prioridade desejada e, no diálogo que surgir, selecione a opção </text:span></text:span><text:span text:style-name="Fonte_20_parág._20_padrão"><text:span text:style-name="T17">Checked</text:span></text:span><text:span text:style-name="Fonte_20_parág._20_padrão"><text:span text:style-name="T15">.&gt;</text:span></text:span></text:p>
      <text:p text:style-name="P46"/>
      <text:p text:style-name="P47"><text:span text:style-name="Fonte_20_parág._20_padrão"><text:span text:style-name="T11">Descrição: </text:span></text:span><text:span text:style-name="Fonte_20_parág._20_padrão"><text:span text:style-name="T5">&lt;Forneça uma pequena explicação do propósito do caso de uso (útil quando o nome do caso de uso não deixa suficientemente claro qual é o seu objetivo)</text:span></text:span><text:span text:style-name="Fonte_20_parág._20_padrão"><text:span text:style-name="T5">.&gt;</text:span></text:span></text:p>
      <text:p text:style-name="P47"><text:span text:style-name="Fonte_20_parág._20_padrão"><text:span text:style-name="T11">Pré-condições: </text:span></text:span><text:span text:style-name="Fonte_20_parág._20_padrão"><text:span text:style-name="T5">&lt;Liste cada pré-condição deste caso de uso (estado em que a aplicação deve estar ou um fator externo necessário para que o caso de uso possa ser realizado).&gt;</text:span></text:span></text:p>
      <text:p text:style-name="P47"><text:span text:style-name="Fonte_20_parág._20_padrão"><text:span text:style-name="T11">Pós-condições: </text:span></text:span><text:span text:style-name="Fonte_20_parág._20_padrão"><text:span text:style-name="T5">&lt;Liste todas as pós-condições deste caso de uso (lista de possíve</text:span></text:span><text:span text:style-name="Fonte_20_parág._20_padrão"><text:span text:style-name="T5">is estados em que a aplicação pode ficar imediatamente após o término da execução do caso de uso, ou alteração de um fator externo à aplicação).&gt;</text:span></text:span></text:p>
      <text:p text:style-name="P46"><text:soft-page-break/></text:p>
      <text:p text:style-name="P46">Fluxo principal</text:p>
      <text:p text:style-name="P49"><text:span text:style-name="Fonte_20_parág._20_padrão"><text:span text:style-name="T22">&lt;Descreva, passo a passo, o que os atores e a aplicação faz neste caso de uso. Também deverão</text:span></text:span><text:span text:style-name="Fonte_20_parág._20_padrão"><text:span text:style-name="T22"> ser descritas as regras de negócio específicas para este caso de uso, quando houver. Quando este caso de uso incluir outro, utilize a palavra </text:span></text:span><text:span text:style-name="Fonte_20_parág._20_padrão"><text:span text:style-name="T10">&lt;&lt;Include&gt;&gt;.</text:span></text:span><text:span text:style-name="Fonte_20_parág._20_padrão"><text:span text:style-name="T22"> Para estender, deve-se utilizar a palavra </text:span></text:span><text:span text:style-name="Fonte_20_parág._20_padrão"><text:span text:style-name="T10">&lt;&lt;Extend&gt;&gt;.</text:span></text:span><text:span text:style-name="Fonte_20_parág._20_padrão"><text:span text:style-name="T22"> Um </text:span></text:span><text:span text:style-name="Fonte_20_parág._20_padrão"><text:span text:style-name="T22">determinado passo pode, em determinada cond</text:span></text:span><text:span text:style-name="Fonte_20_parág._20_padrão"><text:span text:style-name="T22">ição, fazer referência a um fluxo alternativo ou de erro.&gt;</text:span></text:span></text:p>
      <text:list xml:id="list2707271907644959870" text:style-name="WW8Num36">
        <text:list-item text:start-value="1">
          <text:p text:style-name="P61">fshdjfhksdaj fskdahfksdfhksdfsasa [UC006] &lt;&lt;extend&gt;&gt;</text:p>
        </text:list-item>
        <text:list-item>
          <text:p text:style-name="P61">fjsdhfsfkfsda [FA001]</text:p>
        </text:list-item>
        <text:list-item>
          <text:p text:style-name="P61">djfhfakshffsa [FE001]</text:p>
        </text:list-item>
      </text:list>
      <text:p text:style-name="P48"><text:span text:style-name="Fonte_20_parág._20_padrão"><text:span text:style-name="T16">&lt;Opcionalmente, podem ser apresentados esboços das telas da aplicação que forem necessários ou conv</text:span></text:span><text:span text:style-name="Fonte_20_parág._20_padrão"><text:span text:style-name="T16">enientes para o esclarecimento do caso de uso.</text:span></text:span><text:span text:style-name="Fonte_20_parág._20_padrão"><text:span text:style-name="T18"> </text:span></text:span><text:span text:style-name="Fonte_20_parág._20_padrão"><text:span text:style-name="T15">Se você utilizar esboços de telas, use legendas (com nomes e/ou números) para identificar cada tela. Ao descrever os fluxos de eventos dos casos de uso, esses identificadores de telas podem ser referenciados.&gt;</text:span></text:span></text:p>
      <text:p text:style-name="P50"/>
      <text:p text:style-name="P46">Fluxos alternativos</text:p>
      <text:p text:style-name="P51">[FA 001]</text:p>
      <text:p text:style-name="P49">&lt;Descreva cada fluxo alternativo possível para este caso de uso, detalhando os passos a serem seguidos. Um fluxo alternativo modela uma seqüência que foge ao fluxo principal, descrito mais acima, mas que não é um erro.&gt;</text:p>
      <text:list xml:id="list8060686210823250963" text:style-name="WW8Num24">
        <text:list-item text:start-value="1">
          <text:p text:style-name="P62">fsdalfsafsa</text:p>
        </text:list-item>
        <text:list-item>
          <text:p text:style-name="P62">fsdafsfsa</text:p>
        </text:list-item>
      </text:list>
      <text:p text:style-name="Standard"/>
      <text:p text:style-name="P52"/>
      <text:p text:style-name="P52"/>
      <text:p text:style-name="P46">Fluxos de erro</text:p>
      <text:p text:style-name="P51">[FE 001]</text:p>
      <text:p text:style-name="P49">&lt;Descreva os passos a serem seguidos para cada situação de erro identificada para este caso de uso. Erros podem envolver falha na comunicação via rede, entrada de dados inválidos, etc.&gt;</text:p>
      <text:p text:style-name="Standard"/>
      <text:h text:style-name="Heading_20_2" text:outline-level="2"><text:bookmark-start text:name="__RefHeading__31_117254275"/>Análise textual.<text:bookmark-end text:name="__RefHeading__31_117254275"/></text:h>
      <text:p text:style-name="P29">&lt;&lt;colocar uma referência bibliográfica explicando o que é uma análise textual. Sucinta. Máximo 150 palavras&gt;&gt;</text:p>
      <text:p text:style-name="P33">Apresente a análise textual. Esta tabela o ajudará no diagrama de classes.</text:p>
      <text:p text:style-name="P28">A tabela abaixo descreve quais <text:s/>cada ator da aplicação.</text:p>
      <table:table table:name="Tabela4" table:style-name="Tabela4">
        <table:table-column table:style-name="Tabela4.A"/>
        <table:table-column table:style-name="Tabela4.B"/>
        <table:table-column table:style-name="Tabela4.C"/>
        <table:table-row>
          <table:table-cell table:style-name="Tabela4.A1" office:value-type="string">
            <text:p text:style-name="P39">Identificador</text:p>
            <text:p text:style-name="Table_20_header"><text:s/>do Caso de Uso</text:p>
          </table:table-cell>
          <table:table-cell table:style-name="Tabela4.A1" office:value-type="string">
            <text:p text:style-name="P39">Substantivos encontrados</text:p>
          </table:table-cell>
          <table:table-cell table:style-name="Tabela4.C1" office:value-type="string">
            <text:p text:style-name="P39">Verbos Encontrados</text:p>
          </table:table-cell>
        </table:table-row>
        <table:table-row>
          <table:table-cell table:style-name="Tabela4.A2" office:value-type="string">
            <text:p text:style-name="P40">&lt;Indique o código do caso de uso&gt;</text:p>
          </table:table-cell>
          <table:table-cell table:style-name="Tabela4.B2" office:value-type="string">
            <text:p text:style-name="P40">&lt;coloque os substantivos encontrados no caso de uso, separe-os por vírgula&gt;</text:p>
          </table:table-cell>
          <table:table-cell table:style-name="Tabela4.C2" office:value-type="string">
            <text:p text:style-name="P40">&lt;coloque os verbos <text:s/>encontrados no caso de uso, separe-os por vírgula&gt;</text:p>
          </table:table-cell>
        </table:table-row>
        <table:table-row>
          <table:table-cell table:style-name="Tabela4.A2" office:value-type="string">
            <text:p text:style-name="P40"/>
          </table:table-cell>
          <table:table-cell table:style-name="Tabela4.B2" office:value-type="string">
            <text:p text:style-name="P40"/>
          </table:table-cell>
          <table:table-cell table:style-name="Tabela4.C2" office:value-type="string">
            <text:p text:style-name="P40"/>
          </table:table-cell>
        </table:table-row>
        <table:table-row>
          <table:table-cell table:style-name="Tabela4.A2" office:value-type="string">
            <text:p text:style-name="P40"/>
          </table:table-cell>
          <table:table-cell table:style-name="Tabela4.B2" office:value-type="string">
            <text:p text:style-name="P40"/>
          </table:table-cell>
          <table:table-cell table:style-name="Tabela4.C2" office:value-type="string">
            <text:p text:style-name="P40"/>
          </table:table-cell>
        </table:table-row>
      </table:table>
      <text:p text:style-name="Standard"/>
      <text:h text:style-name="Heading_20_1" text:outline-level="1"><text:bookmark-start text:name="__RefHeading__33_117254275"/><text:soft-page-break/>Pacotes<text:bookmark-end text:name="__RefHeading__33_117254275"/></text:h>
      <text:p text:style-name="P29">&lt;&lt;colocar uma referência bibliográfica explicando o que é um diagrama de pacotes. Sucinta. Máximo 150 palavras&gt;&gt;</text:p>
      <text:p text:style-name="P38">&lt;Não deixe de apresentar a explicação do que cada pacote contém, deixando claro quais pacotes oferecem quais serviços. Não se esqueça de verificar as dependências após o diagrama de classe estar concluído.&gt;</text:p>
      <text:p text:style-name="P54"><text:bookmark-start text:name="__RefHeading__35_117254275"/>Diagrama de Pacote - &lt;&lt;nome do projeto&gt;&gt;<text:bookmark-end text:name="__RefHeading__35_117254275"/></text:p>
      <text:p text:style-name="P34">Nesta seção, será apresentado o diagrama de pacotes da aplicação. Esta visão em pacotes pretende apresentar somente uma separação “lógica” dos serviços da aplicação, no esforço de obter o máximo de reuso e flexibilidade de cada serviço. Não será apresentada uma visão arquitetural em camadas da aplicação.</text:p>
      <text:p text:style-name="P53">&lt;Adicionar o diagrama de pacotes (figura) completo da aplicação&gt;</text:p>
      <text:p text:style-name="P41"><text:span text:style-name="Fonte_20_parág._20_padrão"><text:span text:style-name="T15">&lt;Repetir a estrutura para cada pacot</text:span></text:span><text:span text:style-name="Fonte_20_parág._20_padrão"><text:span text:style-name="T15">e.&gt;</text:span></text:span></text:p>
      <text:p text:style-name="P54"><text:bookmark-start text:name="__RefHeading__37_117254275"/>&lt;Nome do Pacote 1&gt;<text:bookmark-end text:name="__RefHeading__37_117254275"/></text:p>
      <text:p text:style-name="P29">&lt;Descrição dos serviços deste pacote. - Ex: Este pacote oferece os serviços de controle e gerenciamento das informações dos clientes. É possível incluir, alterar, excluir e consultar clientes. As consultas podem ser realizadas por CPF e/ou parte do nome. Além disto o usuário poderá consultar os clientes por data de nascimento e enviar uma mensagem de aniversário.&gt;</text:p>
      <text:h text:style-name="Heading_20_1" text:outline-level="1"><text:bookmark-start text:name="__RefHeading__39_117254275"/>Classes<text:bookmark-end text:name="__RefHeading__39_117254275"/></text:h>
      <text:p text:style-name="P29">&lt;&lt;colocar uma referência bibliográfica explicando o que é um diagrama de classes. Sucinta. Máximo 150 palavras&gt;&gt;</text:p>
      <text:p text:style-name="P38">&lt;Não esqueça de aplicar os princípios de um grande software. Prime por um projeto de classes flexível e muito bem encapsulado. Que garanta a facilidade de manutenção e reuso das classes, podendo atender a novos requisitos do cliente sem muitos “traumas!”. Lembre-se de manter seu projeto o mais coeso possível, deixando a aplicação “livremente unida”.&gt;</text:p>
      <text:p text:style-name="P54"><text:bookmark-start text:name="__RefHeading__41_117254275"/>Diagrama de Classes - &lt;&lt;nome do projeto&gt;&gt;<text:bookmark-end text:name="__RefHeading__41_117254275"/></text:p>
      <text:p text:style-name="P34">Nesta seção, será apresentado o diagrama de classes da aplicação. A visão escolhida para o diagrama de classes é focada na persistência dos objetos, primando por um projeto flexível e de fácil extensão/manutenção.</text:p>
      <text:p text:style-name="P29">&lt;Adicionar o diagrama de classes (figura) completo da aplicação&gt;</text:p>
      <text:p text:style-name="P38">&lt;Não esqueça de pintar as classes utilizando cores que identificação a separação de pacotes. Ex: Todas das classes do pacote Cliente devem estar pintadas de azul. Todas as classes do pacote Produto devem estar de vermelho. Cuidado para as cores não atrapalharem a visibilidade do projeto na impressão do documento. NÂO ESQUEÇA DA LEGENDA!&gt;</text:p>
      <text:p text:style-name="P29"/>
      <text:h text:style-name="Heading_20_1" text:outline-level="1"><text:bookmark-start text:name="__RefHeading__43_117254275"/>Sequência<text:bookmark-end text:name="__RefHeading__43_117254275"/></text:h>
      <text:p text:style-name="P29">&lt;&lt;colocar uma referência bibliográfica explicando o que é um diagrama de seqüência. Sucinta. Máximo 150 palavras&gt;&gt;</text:p>
      <text:p text:style-name="P29"/>
      <text:p text:style-name="P41"><text:soft-page-break/><text:span text:style-name="Fonte_20_parág._20_padrão"><text:span text:style-name="T15">&lt;Repetir a estrutura para cada diagrama de sequência. Lembrando que cada operação do CRUD possui um diagrama diferente.&gt;</text:span></text:span></text:p>
      <text:p text:style-name="P54"><text:bookmark-start text:name="__RefHeading__45_117254275"/>Diagrama de Sequência - &lt;&lt;código do caso de uso&gt;&gt;<text:bookmark-end text:name="__RefHeading__45_117254275"/></text:p>
      <text:p text:style-name="P29">&lt;Adicionar o diagrama de seqüência (figura) de cada caso de uso&gt;</text:p>
      <text:p text:style-name="P29"/>
      <text:h text:style-name="Heading_20_1" text:outline-level="1"><text:bookmark-start text:name="__RefHeading__47_117254275"/>Decisões de projeto<text:bookmark-end text:name="__RefHeading__47_117254275"/></text:h>
      <text:p text:style-name="P33">&lt;Explicar pontos mais complexos do projeto justificando as tomadas de decisão. Ex: Porque foi utilizado Interface e não classe abstrata e/ou vice e versa. Explicar pontos onde foram utilizado polimorfismo/herança, princípio de divisão de responsabilidade (encapsular o que varia), pontos onde por ventura foi necessário utilizar MAP ou outra estrutura do Java collection Mostrar trechos específicos do diagrama de classes/código. Separar cada explicação do projeto em Subitens. 6.1, 6.2, 6.3, consecutivamente.)</text:p>
      <text:p text:style-name="P29"/>
      <text:h text:style-name="Heading_20_1" text:outline-level="1"><text:bookmark-start text:name="_Ref471394537"/><text:bookmark-start text:name="__RefHeading__49_117254275"/>Referências<text:bookmark-end text:name="_Ref471394537"/><text:bookmark-end text:name="__RefHeading__49_117254275"/></text:h>
      <text:p text:style-name="P30">Nesta seção, são apresentadas as referências utilizadas para a elaboração deste documento.</text:p>
      <text:p text:style-name="P33">&lt;Pode-se adicionar referências para justificar ações durante o projeto. O mesmo pode ser utilizado para referenciar “inspirações” na tomada de decisão do projeto ou da aplicação de conceitos mencionados no projeto. Devem-se seguir as normas da ABNT para referenciar sites, documentos técnicos, livros, e-books, entre outros&gt;</text:p>
      <text:p text:style-name="Standard"/>
      <text:p text:style-name="Standard"/>
      <text:p text:style-name="Standard"/>
      <text:p text:style-name="P8">ORIENTAÇÕES GERAIS</text:p>
      <text:list xml:id="list7038907302677345583" text:style-name="WW8Num20">
        <text:list-item text:start-value="1">
          <text:p text:style-name="P63">Não será aceita a citação do próprio material de aula como referência bibliográfica.</text:p>
        </text:list-item>
        <text:list-item>
          <text:p text:style-name="P63">A formatação do documento é parte integrante da correção. Siga o formato indicado.</text:p>
        </text:list-item>
        <text:list-item>
          <text:p text:style-name="P63">Você deverá entregar na data combinada em sala de aula os seguintes documentos: Este original no formato .doc, um documento na versão .pdf e um documento impresso. Todos devem estar FORMATADOS e LEGÍVEIS.</text:p>
        </text:list-item>
        <text:list-item>
          <text:p text:style-name="P63">Deverá ser entregue as fontes dos diagramas na ferramenta de modelagem utilizada (com todos os diagramas criados), e as fontes do protótipo em linguagem Java.</text:p>
        </text:list-item>
        <text:list-item>
          <text:p text:style-name="P63">Todas as versões impressas utilizadas nos marcos para correções deverão ser entregues no prazo previsto. Caso contrário a versão final NÃO SERÁ CORRIGIDA.</text:p>
        </text:list-item>
        <text:list-item>
          <text:p text:style-name="P63">As tarefas deverão ser entregues no prazo combinado e disponibilizado via moodle. Cada tarefa atrasada será recebida, no entanto, com valor 50% menor ao valor correspondente da entrega.</text:p>
        </text:list-item>
        <text:list-item>
          <text:p text:style-name="P63">O protótipo (utilizando linguagem Java) deverá ser igual aos exemplos discutidos em sala de aula. O programa inicial (Main), deverá inicializar os <text:soft-page-break/>objetos nos vetores/matrizes/Map ou quaisquer outras estruturas de dados utilizadas para armazenar os objetos.</text:p>
        </text:list-item>
        <text:list-item>
          <text:p text:style-name="P63">Você deverá apresentar ao menos uma classe “CRUD” funcionando. O que significa dizer que deverá permitir a inclusão, alteração, exclusão e TRÊS formas de consulta.</text:p>
        </text:list-item>
        <text:list-item>
          <text:p text:style-name="P63">Você deverá programar um “simulador” da principal regra de negócio da sua aplicação funcionando. Lembre-se que normalmente o simulador exige que sejam “DELEGADAS” a execução dos serviços. <text:s/>Ex: De um controle de estoque como a aplicação do RICK, apresente o método de pesquisa no estoque e a lista de objetos encontrados. No simulador da porta para cachorros, o mecanismo funcionando; em um sistema de vendas, a venda confirmada e o carrinho de compras com a venda finalizada e a listagem de produtos; para uma locadora o empréstimo e a devolução do filme gerando ou não multa; e assim consecutivamente. &lt;&lt;As equipes que programarem a solução inteira terão um bônus de 1.0 pontos&gt;&gt;</text:p>
        </text:list-item>
        <text:list-item>
          <text:p text:style-name="P63">Os diagramas de sequência devem ser feitos para cada um dos métodos com exceção de métodos GET e SET.</text:p>
        </text:list-item>
      </text:list>
      <text:p text:style-name="P8"/>
      <text:p text:style-name="P8"/>
      <text:p text:style-name="P8"/>
      <text:p text:style-name="P8"/>
      <text:p text:style-name="P15">CRITÉRIOS DE CORREÇÃO</text:p>
      <text:p text:style-name="P15"/>
      <text:p text:style-name="P8">1.1<text:tab/>DESCRIÇÃO DO SISTEMA<text:tab/>0.05</text:p>
      <text:p text:style-name="P8">1.2<text:tab/>OBJETIVO DO SISTEMA<text:tab/>0.10</text:p>
      <text:p text:style-name="P8">1.3<text:tab/>SISTEMAS SIMILARES<text:tab/>0.10</text:p>
      <text:p text:style-name="P8">1.4<text:tab/>CONVENÇÕES, TERMOS E ABREVIAÇÕES<text:tab/>0.0 – Foi determinado pelo professor</text:p>
      <text:p text:style-name="P8">Total: 0.25</text:p>
      <text:p text:style-name="P8">2.<text:tab/>ATORES<text:tab/> 0.25</text:p>
      <text:p text:style-name="P12"><text:tab/>Listagem dos Requisitos 0.25</text:p>
      <text:p text:style-name="P12"><text:tab/>Matriz de Rastreabilidade 0.75</text:p>
      <text:p text:style-name="P8">Total: 0.25</text:p>
      <text:p text:style-name="P8"/>
      <text:p text:style-name="P8">3.<text:tab/>ATORES<text:tab/> 0.5</text:p>
      <text:p text:style-name="P12"><text:tab/>Se estiver descrito corretamente. Os atores devem estar contemplados no diagrama de caso de uso e nas suas respectivas descrições</text:p>
      <text:p text:style-name="P8">Total: 0.5</text:p>
      <text:p text:style-name="P8"/>
      <text:p text:style-name="P8">4.<text:tab/>CASOS DE USO<text:tab/></text:p>
      <text:p text:style-name="P8">Diagrama de Caso de Uso - &lt;&lt;nome do projeto&gt;&gt;<text:tab/>1.0</text:p>
      <text:p text:style-name="P12"><text:tab/>Se estiver correto e condizente com a descrição e objetivos do sistema.</text:p>
      <text:p text:style-name="P8"><text:soft-page-break/>[UC01] &lt;Incluir ao lado do identificador um nome para o caso de uso&gt;<text:tab/>1.0</text:p>
      <text:p text:style-name="P31">A correção de todos os casos de uso com suas descrições.</text:p>
      <text:p text:style-name="P8">4.1<text:tab/>ANÁLISE TEXTUAL.<text:tab/> 0.5</text:p>
      <text:p text:style-name="P8">Total: 2.5</text:p>
      <text:p text:style-name="P8"/>
      <text:p text:style-name="P8">5.<text:tab/>PACOTES<text:tab/></text:p>
      <text:p text:style-name="P8">Diagrama de Pacote - &lt;&lt;nome do projeto&gt;&gt;<text:tab/>0.5</text:p>
      <text:p text:style-name="P12"><text:tab/>Se estiver correto e condizente com a descrição e objetivos do sistema. A correção compreende também a descrição dos serviços dos pacotes de forma correta.</text:p>
      <text:p text:style-name="P8">Total: 0.5</text:p>
      <text:p text:style-name="P8"/>
      <text:p text:style-name="P8">6.<text:tab/>CLASSES<text:tab/>2.0</text:p>
      <text:p text:style-name="P12"><text:tab/>Se estiver correto e condizente com os casos de uso e com os pacotes.</text:p>
      <text:p text:style-name="P8">Total: 2.0</text:p>
      <text:p text:style-name="P8"/>
      <text:p text:style-name="P8">7.<text:tab/>SEQÜÊNCIA <text:s text:c="4"/>1.0</text:p>
      <text:p text:style-name="P12"><text:tab/>Se estiver correto e condizente com a descrição dos casos de uso.</text:p>
      <text:p text:style-name="P8">Total: 1.0</text:p>
      <text:p text:style-name="P8"/>
      <text:p text:style-name="P8">7.<text:tab/>DECISÕES DE PROJETO<text:tab/>0.5</text:p>
      <text:p text:style-name="P31">Se estiver bem explicado, fundamentado (recomenda-se utilizar alguma referência bibliográfica), com parte do diagrama de classe e código correspondente para cada explicação.</text:p>
      <text:p text:style-name="P8">Total: 0.5</text:p>
      <text:p text:style-name="P8"/>
      <text:p text:style-name="P8">8. <text:s text:c="7"/>Protótipo das Interfaces do Sistema 1.0</text:p>
      <text:p text:style-name="P31">Se forem criados os protótipos e indicada a navegação entre as telas com explicações necessárias.</text:p>
      <text:p text:style-name="P16">Total: 1.0</text:p>
      <text:p text:style-name="P32"/>
      <text:p text:style-name="P8">9. <text:s text:c="7"/>Implementação de um protótipo em Java 1.5</text:p>
      <text:p text:style-name="P12"><text:tab/>Implementação de código correspondente aos diagramas especificados. Código pode ser <text:s/>similar aos estudos de caso vistos em sala de aula.</text:p>
      <text:p text:style-name="P16">Total: 1.5</text:p>
      <text:p text:style-name="P31"/>
      <text:p text:style-name="P8">10.<text:tab/>REFERÊNCIAS 0.0</text:p>
      <text:p text:style-name="P12"><text:tab/>PERDERÁ 1.0 a equipe que não apresentar as explicações sucintas mencionadas antes de cada diagrama, bem como as referencias bibliográficas utilizadas no trabalho.</text:p>
      <text:p text:style-name="P8"><text:soft-page-break/></text:p>
      <text:p text:style-name="P8"/>
      <text:p text:style-name="P8"/>
      <text:p text:style-name="P17">SE HOUVER INDÍCIO DE QUE O TRABALHO FOI COPIADO, em quaisquer de suas partes, SEU VALOR SERÁ CONSIDERADO 0.0 para efeitos de cálculo de média final. JUSTIFIQUE E REFERENCIE qualquer decisão tomada. Discuta com os colegas, mas faça o seu trabalho.</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fo:hyphenation-ladder-count="no-limit"/>
      <style:text-properties style:font-name="Arial" fo:font-size="11pt" style:font-name-asian="Times New Roman" style:font-size-asian="11pt" style:font-name-complex="Times New Roman" style:font-size-complex="10pt" style:language-complex="ar" style:country-complex="SA"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DejaVu Sans" style:font-size-asian="14pt" style:font-name-complex="DejaVu Sans" style:font-size-complex="14pt" fo:hyphenate="false" fo:hyphenation-remain-char-count="0" fo:hyphenation-push-char-count="0"/>
    </style:style>
    <style:style style:name="Text_20_body" style:display-name="Text body" style:family="paragraph" style:parent-style-name="Standard" style:next-style-name="Standard" style:class="text">
      <style:paragraph-properties fo:hyphenation-ladder-count="no-limit"/>
      <style:text-properties fo:color="#0000ff" fo:font-style="italic" style:font-style-asian="italic" fo:hyphenate="false" fo:hyphenation-remain-char-count="0" fo:hyphenation-push-char-count="0"/>
    </style:style>
    <style:style style:name="Subtitle" style:family="paragraph" style:parent-style-name="Standard" style:next-style-name="Text_20_body" style:class="chapter">
      <style:paragraph-properties fo:text-align="center" style:justify-single-word="false" fo:hyphenation-ladder-count="no-limit"/>
      <style:text-properties style:font-name-complex="Arial" style:font-size-complex="12pt"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423cm" fo:margin-bottom="0.212cm" fo:hyphenation-ladder-count="no-limit" fo:background-color="#f2f2f2" fo:padding-left="0.141cm" fo:padding-right="0.141cm" fo:padding-top="0.035cm" fo:padding-bottom="0.035cm" fo:border="0.018cm solid #000000" style:shadow="#000000 0.018cm 0.018cm" fo:keep-with-next="always">
        <style:background-image/>
      </style:paragraph-properties>
      <style:text-properties fo:font-size="14pt" fo:font-weight="bold" style:font-size-asian="14pt" style:font-weight-asian="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423cm" fo:margin-bottom="0cm" fo:hyphenation-ladder-count="no-limit" fo:keep-with-next="always"/>
      <style:text-properties fo:font-size="13pt" fo:font-weight="bold" style:font-size-asian="13pt" style:font-weight-asian="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423cm" fo:margin-bottom="0cm" fo:hyphenation-ladder-count="no-limit" fo:keep-with-next="always"/>
      <style:text-properties fo:font-weight="bold" style:font-weight-asian="bold"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423cm" fo:margin-bottom="0cm" fo:hyphenation-ladder-count="no-limit" fo:keep-with-next="always"/>
      <style:text-properties fo:font-size="12pt" style:font-size-asian="12pt"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top="0.423cm" fo:margin-bottom="0cm" fo:hyphenation-ladder-count="no-limit"/>
      <style:text-properties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top="0.423cm" fo:margin-bottom="0cm" fo:hyphenation-ladder-count="no-limit"/>
      <style:text-properties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top="0.423cm" fo:margin-bottom="0cm" fo:hyphenation-ladder-count="no-limit"/>
      <style:text-properties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top="0.423cm" fo:margin-bottom="0cm" fo:hyphenation-ladder-count="no-limit"/>
      <style:text-properties fo:font-size="10pt" style:font-size-asian="10pt"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top="0.423cm" fo:margin-bottom="0cm" fo:hyphenation-ladder-count="no-limit"/>
      <style:text-properties fo:font-size="10pt" style:font-size-asian="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Mapa_20_do_20_Documento" style:display-name="Mapa do Documento" style:family="paragraph" style:parent-style-name="Standard">
      <style:paragraph-properties fo:hyphenation-ladder-count="no-limit" fo:background-color="#000080">
        <style:background-image/>
      </style:paragraph-properties>
      <style:text-properties style:font-name="Tahoma" fo:hyphenate="false" fo:hyphenation-remain-char-count="0" fo:hyphenation-push-char-count="0"/>
    </style:style>
    <style:style style:name="Requisito" style:family="paragraph" style:parent-style-name="Heading_20_3" style:next-style-name="Standard" style:default-outline-level="3" style:list-style-name="">
      <style:paragraph-properties fo:margin-top="0cm" fo:margin-bottom="0.212cm" fo:text-align="center" style:justify-single-word="false" fo:hyphenation-ladder-count="no-limit" fo:padding-left="0.141cm" fo:padding-right="0.141cm" fo:padding-top="0.035cm" fo:padding-bottom="0.035cm" fo:border="0.018cm solid #000000" style:shadow="#000000 0.018cm 0.018cm"/>
      <style:text-properties fo:hyphenate="false" fo:hyphenation-remain-char-count="0" fo:hyphenation-push-char-count="0"/>
    </style:style>
    <style:style style:name="destaque_20_1" style:display-name="destaque 1" style:family="paragraph" style:next-style-name="Standard">
      <style:paragraph-properties fo:margin-top="0.423cm" fo:margin-bottom="0.212cm" fo:orphans="2" fo:widows="2" fo:hyphenation-ladder-count="no-limit" fo:keep-with-next="always"/>
      <style:text-properties style:font-name="Arial" fo:font-weight="bold" style:font-name-asian="Arial" style:font-weight-asian="bold" style:font-name-complex="Times New Roman" style:font-size-complex="10pt" style:language-complex="ar" style:country-complex="SA" fo:hyphenate="false" fo:hyphenation-remain-char-count="0" fo:hyphenation-push-char-count="0"/>
    </style:style>
    <style:style style:name="Header" style:family="paragraph" style:parent-style-name="Standard" style:class="extra">
      <style:paragraph-properties fo:hyphenation-ladder-count="no-limit">
        <style:tab-stops>
          <style:tab-stop style:position="7.325cm" style:type="center"/>
          <style:tab-stop style:position="14.651cm" style:type="right"/>
        </style:tab-stops>
      </style:paragraph-properties>
      <style:text-properties fo:font-size="10pt" style:font-size-asian="10pt" fo:hyphenate="false" fo:hyphenation-remain-char-count="0" fo:hyphenation-push-char-count="0"/>
    </style:style>
    <style:style style:name="Numerada" style:family="paragraph" style:parent-style-name="Standard" style:list-style-name="WW8Num2">
      <style:paragraph-properties fo:hyphenation-ladder-count="no-limit"/>
      <style:text-properties fo:hyphenate="false" fo:hyphenation-remain-char-count="0" fo:hyphenation-push-char-count="0"/>
    </style:style>
    <style:style style:name="Com_20_marcadores" style:display-name="Com marcadores" style:family="paragraph" style:parent-style-name="Standard" style:list-style-name="WW8Num3">
      <style:paragraph-properties fo:hyphenation-ladder-count="no-limit"/>
      <style:text-properties style:font-weight-complex="bold" fo:hyphenate="false" fo:hyphenation-remain-char-count="0" fo:hyphenation-push-char-count="0"/>
    </style:style>
    <style:style style:name="Footer" style:family="paragraph" style:parent-style-name="Standard" style:class="extra">
      <style:paragraph-properties fo:margin-top="0cm" fo:margin-bottom="0cm" fo:hyphenation-ladder-count="no-limit">
        <style:tab-stops>
          <style:tab-stop style:position="7.325cm" style:type="center"/>
          <style:tab-stop style:position="14.651cm" style:type="right"/>
        </style:tab-stops>
      </style:paragraph-properties>
      <style:text-properties fo:font-size="8pt" style:font-size-asian="8pt" fo:hyphenate="false" fo:hyphenation-remain-char-count="0" fo:hyphenation-push-char-count="0"/>
    </style:style>
    <style:style style:name="titulo" style:family="paragraph" style:parent-style-name="Standard" style:next-style-name="versao">
      <style:paragraph-properties fo:margin-top="9.313cm" fo:margin-bottom="0cm" fo:text-align="end" style:justify-single-word="false" fo:hyphenation-ladder-count="no-limit"/>
      <style:text-properties fo:font-size="18pt" fo:font-weight="bold" style:font-size-asian="18pt" style:font-weight-asian="bold" fo:hyphenate="false" fo:hyphenation-remain-char-count="0" fo:hyphenation-push-char-count="0"/>
    </style:style>
    <style:style style:name="versao" style:family="paragraph" style:parent-style-name="titulo" style:next-style-name="Standard">
      <style:paragraph-properties fo:margin-top="0cm" fo:margin-bottom="0cm" fo:hyphenation-ladder-count="no-limit"/>
      <style:text-properties fo:font-size="14pt" style:font-size-asian="14pt" fo:hyphenate="false" fo:hyphenation-remain-char-count="0" fo:hyphenation-push-char-count="0"/>
    </style:style>
    <style:style style:name="sistema" style:family="paragraph" style:parent-style-name="Standard">
      <style:paragraph-properties fo:margin-top="0cm" fo:margin-bottom="0.423cm" fo:text-align="end" style:justify-single-word="false" fo:hyphenation-ladder-count="no-limit"/>
      <style:text-properties fo:font-size="18pt" fo:font-weight="bold" style:font-size-asian="18pt" style:font-weight-asian="bold" fo:hyphenate="false" fo:hyphenation-remain-char-count="0" fo:hyphenation-push-char-count="0"/>
    </style:style>
    <style:style style:name="Contents_20_1" style:display-name="Contents 1" style:family="paragraph" style:parent-style-name="Standard" style:next-style-name="Standard" style:class="index">
      <style:paragraph-properties fo:margin-top="0.212cm" fo:margin-bottom="0.212cm" fo:text-align="start" style:justify-single-word="false" fo:hyphenation-ladder-count="no-limit">
        <style:tab-stops>
          <style:tab-stop style:position="0.751cm"/>
          <style:tab-stop style:position="1cm"/>
          <style:tab-stop style:position="15.981cm" style:type="right" style:leader-style="dotted" style:leader-text="."/>
        </style:tab-stops>
      </style:paragraph-properties>
      <style:text-properties fo:text-transform="uppercase" fo:font-size="10pt" fo:font-weight="bold" style:font-size-asian="10pt" style:font-weight-asian="bold" fo:hyphenate="false" fo:hyphenation-remain-char-count="0" fo:hyphenation-push-char-count="0"/>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hyphenation-ladder-count="no-limit"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fo:hyphenate="false" fo:hyphenation-remain-char-count="0" fo:hyphenation-push-char-count="0"/>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hyphenation-ladder-count="no-limit" fo:text-indent="0cm" style:auto-text-indent="false">
        <style:tab-stops/>
      </style:paragraph-properties>
      <style:text-properties fo:font-size="10pt" fo:font-style="italic" style:font-size-asian="10pt" style:font-style-asian="italic" fo:hyphenate="false" fo:hyphenation-remain-char-count="0" fo:hyphenation-push-char-count="0"/>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destaque_20_2" style:display-name="destaque 2" style:family="paragraph" style:parent-style-name="destaque_20_1" style:next-style-name="Standard">
      <style:paragraph-properties fo:hyphenation-ladder-count="no-limit"/>
      <style:text-properties fo:font-style="italic" fo:font-weight="normal" style:font-style-asian="italic" style:font-weight-asian="normal" fo:hyphenate="false" fo:hyphenation-remain-char-count="0" fo:hyphenation-push-char-count="0"/>
    </style:style>
    <style:style style:name="destaque_20_3" style:display-name="destaque 3" style:family="paragraph" style:parent-style-name="destaque_20_2">
      <style:paragraph-properties fo:margin-top="0.212cm" fo:margin-bottom="0.106cm" fo:hyphenation-ladder-count="no-limit"/>
      <style:text-properties fo:font-style="normal" style:font-style-asian="normal" fo:hyphenate="false" fo:hyphenation-remain-char-count="0" fo:hyphenation-push-char-count="0"/>
    </style:style>
    <style:style style:name="conteudo" style:family="paragraph" style:parent-style-name="Standard">
      <style:paragraph-properties fo:margin-top="0.635cm" fo:margin-bottom="0.212cm" fo:hyphenation-ladder-count="no-limit"/>
      <style:text-properties fo:font-size="14pt" fo:font-weight="bold" style:font-size-asian="14pt" style:font-weight-asian="bold" fo:hyphenate="false" fo:hyphenation-remain-char-count="0" fo:hyphenation-push-char-count="0"/>
    </style:style>
    <style:style style:name="Corpo_20_de_20_texto_20_2" style:display-name="Corpo de texto 2" style:family="paragraph" style:parent-style-name="Standard">
      <style:paragraph-properties fo:hyphenation-ladder-count="no-limit"/>
      <style:text-properties fo:font-style="italic" style:font-style-asian="italic" fo:hyphenate="false" fo:hyphenation-remain-char-count="0" fo:hyphenation-push-char-count="0"/>
    </style:style>
    <style:style style:name="Corpo_20_de_20_texto_20_3" style:display-name="Corpo de texto 3" style:family="paragraph" style:parent-style-name="Standard">
      <style:paragraph-properties fo:hyphenation-ladder-count="no-limit"/>
      <style:text-properties fo:color="#0000ff" fo:hyphenate="false" fo:hyphenation-remain-char-count="0" fo:hyphenation-push-char-count="0"/>
    </style:style>
    <style:style style:name="TituloApresentacao" style:family="paragraph" style:parent-style-name="Standard">
      <style:paragraph-properties fo:margin-top="0.212cm" fo:margin-bottom="0.212cm" fo:hyphenation-ladder-count="no-limit"/>
      <style:text-properties fo:font-size="14pt" fo:font-weight="bold" style:font-size-asian="14pt" style:font-weight-asian="bold" fo:hyphenate="false" fo:hyphenation-remain-char-count="0" fo:hyphenation-push-char-count="0"/>
    </style:style>
    <style:style style:name="Titulo1" style:family="paragraph" style:parent-style-name="Title">
      <style:paragraph-properties fo:text-align="end" style:justify-single-word="false" fo:hyphenation-ladder-count="no-limit"/>
      <style:text-properties fo:hyphenate="false" fo:hyphenation-remain-char-count="0" fo:hyphenation-push-char-count="0"/>
    </style:style>
    <style:style style:name="TituloApendice" style:family="paragraph" style:parent-style-name="Heading_20_1" style:next-style-name="Standard" style:default-outline-level="1" style:list-style-name="WW8Num23">
      <style:paragraph-properties fo:hyphenation-ladder-count="no-limit"/>
      <style:text-properties fo:hyphenate="false" fo:hyphenation-remain-char-count="0" fo:hyphenation-push-char-count="0"/>
    </style:style>
    <style:style style:name="Tabletext" style:family="paragraph" style:parent-style-name="Standard">
      <style:paragraph-properties fo:margin-left="0.501cm" fo:margin-right="0cm" style:line-height-at-least="0.423cm" fo:text-align="start" style:justify-single-word="false" fo:keep-together="always" fo:orphans="0" fo:widows="0" fo:hyphenation-ladder-count="no-limit" fo:text-indent="0cm" style:auto-text-indent="false">
        <style:tab-stops/>
      </style:paragraph-properties>
      <style:text-properties fo:font-size="10pt" fo:language="en" fo:country="US" style:font-size-asian="10pt" fo:hyphenate="false" fo:hyphenation-remain-char-count="0" fo:hyphenation-push-char-count="0"/>
    </style:style>
    <style:style style:name="tituloApendice_20_2" style:display-name="tituloApendice 2" style:family="paragraph" style:parent-style-name="Heading_20_2" style:next-style-name="Standard" style:default-outline-level="2" style:list-style-name="WW8Num21">
      <style:paragraph-properties fo:hyphenation-ladder-count="no-limit"/>
      <style:text-properties fo:font-size="12pt" style:font-size-asian="12pt" fo:hyphenate="false" fo:hyphenation-remain-char-count="0" fo:hyphenation-push-char-count="0"/>
    </style:style>
    <style:style style:name="Texto_20_de_20_comentário" style:display-name="Texto de comentário" style:family="paragraph" style:parent-style-name="Standard">
      <style:paragraph-properties fo:hyphenation-ladder-count="no-limit"/>
      <style:text-properties fo:font-size="10pt" style:font-size-asian="10pt" fo:hyphenate="false" fo:hyphenation-remain-char-count="0" fo:hyphenation-push-char-count="0"/>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hyphenation-ladder-count="no-limit" fo:text-indent="0cm" style:auto-text-indent="false" fo:padding-left="0cm" fo:padding-right="0cm" fo:padding-top="1.094cm" fo:padding-bottom="0cm" fo:border-left="none" fo:border-right="none" fo:border-top="0.159cm solid #000000" fo:border-bottom="none" style:shadow="none" fo:keep-with-next="always">
        <style:tab-stops>
          <style:tab-stop style:position="0cm"/>
        </style:tab-stops>
      </style:paragraph-properties>
      <style:text-properties style:font-name="Arial Black" fo:font-size="32pt" fo:letter-spacing="-0.085cm" fo:font-weight="bold" style:font-size-asian="32pt" style:font-weight-asian="bold" fo:hyphenate="false" fo:hyphenation-remain-char-count="0" fo:hyphenation-push-char-count="0"/>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hyphenation-ladder-count="no-limit" fo:text-indent="0cm" style:auto-text-indent="false">
        <style:tab-stops/>
      </style:paragraph-properties>
      <style:text-properties fo:color="#0000ff" style:font-name-complex="Arial" style:font-size-complex="12pt" fo:hyphenate="false" fo:hyphenation-remain-char-count="0" fo:hyphenation-push-char-count="0"/>
    </style:style>
    <style:style style:name="Filling_20_instruction" style:display-name="Filling instruction" style:family="paragraph" style:parent-style-name="Standard" style:next-style-name="Standard">
      <style:paragraph-properties fo:hyphenation-ladder-count="no-limit"/>
      <style:text-properties fo:color="#0000ff" fo:font-style="italic" style:font-style-asian="italic" fo:hyphenate="false" fo:hyphenation-remain-char-count="0" fo:hyphenation-push-char-count="0"/>
    </style:style>
    <style:style style:name="Filling_20_instruction_20__28_table_20_cell_29_" style:display-name="Filling instruction (table cell)" style:family="paragraph">
      <style:paragraph-properties fo:margin-left="0.06cm" fo:margin-right="0cm" fo:text-align="center" style:justify-single-word="false" fo:orphans="2" fo:widows="2" fo:hyphenation-ladder-count="no-limit" fo:text-indent="0cm" style:auto-text-indent="false">
        <style:tab-stops/>
      </style:paragraph-properties>
      <style:text-properties fo:color="#0000ff" style:font-name="Arial" fo:font-size="10pt" fo:font-style="italic" style:font-name-asian="Arial" style:font-size-asian="10pt" style:font-style-asian="italic" style:font-name-complex="Times New Roman" style:font-size-complex="10pt" style:language-complex="ar" style:country-complex="SA" fo:hyphenate="false" fo:hyphenation-remain-char-count="0" fo:hyphenation-push-char-count="0"/>
    </style:style>
    <style:style style:name="Table_20_header" style:display-name="Table header" style:family="paragraph">
      <style:paragraph-properties fo:text-align="center" style:justify-single-word="false" fo:orphans="2" fo:widows="2" fo:hyphenation-ladder-count="no-limit"/>
      <style:text-properties style:font-name="Arial" fo:font-size="10pt" fo:font-weight="bold" style:font-name-asian="Arial" style:font-size-asian="10pt" style:font-weight-asian="bold" style:font-name-complex="Times New Roman" style:font-size-complex="10pt" style:language-complex="ar" style:country-complex="SA" fo:hyphenate="false" fo:hyphenation-remain-char-count="0" fo:hyphenation-push-char-count="0"/>
    </style:style>
    <style:style style:name="version" style:family="paragraph" style:parent-style-name="Title">
      <style:paragraph-properties fo:margin-top="0cm" fo:margin-bottom="0cm" fo:text-align="end" style:justify-single-word="false" fo:hyphenation-ladder-count="no-limit"/>
      <style:text-properties style:font-name-complex="Times New Roman" style:font-size-complex="11pt" style:text-scale="95%" fo:hyphenate="false" fo:hyphenation-remain-char-count="0" fo:hyphenation-push-char-count="0"/>
    </style:style>
    <style:style style:name="cliente" style:family="paragraph">
      <style:paragraph-properties fo:margin-top="9.313cm" fo:margin-bottom="0.423cm" fo:text-align="end" style:justify-single-word="false" fo:orphans="2" fo:widows="2" fo:hyphenation-ladder-count="no-limit"/>
      <style:text-properties style:font-name="Arial" fo:font-size="18pt" fo:font-weight="bold" style:font-name-asian="Arial" style:font-size-asian="18pt" style:font-weight-asian="bold" style:font-name-complex="Times New Roman" style:font-size-complex="10pt" style:language-complex="ar" style:country-complex="SA" fo:hyphenate="false" fo:hyphenation-remain-char-count="0" fo:hyphenation-push-char-count="0"/>
    </style:style>
    <style:style style:name="Texto_20_de_20_balão" style:display-name="Texto de balão" style:family="paragraph" style:parent-style-name="Standard">
      <style:paragraph-properties fo:margin-top="0cm" fo:margin-bottom="0cm"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fo:hyphenation-remain-char-count="0" fo:hyphenation-push-char-count="0"/>
    </style:style>
    <style:style style:name="Parágrafo_20_da_20_Lista" style:display-name="Parágrafo da Lista" style:family="paragraph" style:parent-style-name="Normal">
      <style:paragraph-properties fo:margin-left="1.27cm" fo:margin-right="0cm" fo:margin-top="0cm" fo:margin-bottom="0.282cm" fo:line-height="107%" fo:orphans="2" fo:widows="2" fo:hyphenation-ladder-count="no-limit" fo:text-indent="0cm"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Fonte_20_parág._20_padrão" style:display-name="Fonte parág. padrão" style:family="text"/>
    <style:style style:name="WW_5f_CharLFO1LVL3" style:display-name="WW_CharLFO1LVL3" style:family="text">
      <style:text-properties fo:font-style="italic" fo:font-weight="bold" style:font-style-asian="italic" style:font-weight-asian="bold"/>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Número_20_de_20_página" style:display-name="Número de página"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4LVL1" style:display-name="WW_CharLFO4LVL1" style:family="text">
      <style:text-properties style:font-name="Symbol"/>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16LVL1" style:display-name="WW_CharLFO16LVL1" style:family="text">
      <style:text-properties style:font-name="Symbol"/>
    </style:style>
    <style:style style:name="WW_5f_CharLFO22LVL1" style:display-name="WW_CharLFO22LVL1" style:family="text">
      <style:text-properties style:font-name="Symbol"/>
    </style:style>
    <style:style style:name="WW_5f_CharLFO22LVL2" style:display-name="WW_CharLFO22LVL2" style:family="text">
      <style:text-properties style:font-name="Arial" fo:font-style="normal" fo:font-weight="bold" style:font-style-asian="normal" style:font-weight-asian="bold"/>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Arial" fo:font-style="normal" fo:font-weight="bold" style:font-style-asian="normal" style:font-weight-asian="bold"/>
    </style:style>
    <style:style style:name="WW_5f_CharLFO26LVL1" style:display-name="WW_CharLFO26LVL1" style:family="text">
      <style:text-properties style:font-name="Symbol"/>
    </style:style>
    <style:style style:name="WW_5f_CharLFO27LVL1" style:display-name="WW_CharLFO27LVL1" style:family="text">
      <style:text-properties style:font-name="Symbol"/>
    </style:style>
    <style:style style:name="WW_5f_CharLFO30LVL1" style:display-name="WW_CharLFO30LVL1" style:family="text">
      <style:text-properties style:font-name="Symbol"/>
    </style:style>
    <style:style style:name="WW_5f_CharLFO32LVL1" style:display-name="WW_CharLFO32LVL1" style:family="text">
      <style:text-properties style:font-name="Symbol"/>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style>
    <style:style style:name="WW_5f_CharLFO33LVL9" style:display-name="WW_CharLFO33LVL9" style:family="text">
      <style:text-properties style:font-name="Wingdings"/>
    </style:style>
    <style:style style:name="WW_5f_CharLFO38LVL1" style:display-name="WW_CharLFO38LVL1" style:family="text">
      <style:text-properties style:font-name="Symbol"/>
    </style:style>
    <style:style style:name="WW_5f_CharLFO39LVL3" style:display-name="WW_CharLFO39LVL3" style:family="text">
      <style:text-properties fo:font-style="italic" fo:font-weight="bold" style:font-style-asian="italic" style:font-weight-asian="bold"/>
    </style:style>
    <style:style style:name="Hyper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WW_5f_CharOUTLINELVL3" style:display-name="WW_CharOUTLINELVL3" style:family="text">
      <style:text-properties fo:font-style="italic" fo:font-weight="bold" style:font-style-asian="italic" style:font-weight-asian="bold"/>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_5f_CharOUTLINELV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6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2LVL1" text:bullet-char="">
        <style:list-level-properties text:list-level-position-and-space-mode="label-alignment">
          <style:list-level-label-alignment text:label-followed-by="listtab" fo:text-indent="-0.199cm" fo:margin-left="0.399cm"/>
        </style:list-level-properties>
        <style:text-properties style:font-name="Symbol"/>
      </text:list-level-style-bullet>
      <text:list-level-style-number text:level="2" text:style-name="WW_5f_CharLFO22LVL2" style:num-format="A" style:num-letter-sync="true">
        <style:list-level-properties text:list-level-position-and-space-mode="label-alignment">
          <style:list-level-label-alignment text:label-followed-by="listtab"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2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_5f_CharLFO24LV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26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32LVL1" text:bullet-char="">
        <style:list-level-properties text:list-level-position-and-space-mode="label-alignment">
          <style:list-level-label-alignment text:label-followed-by="listtab"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38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5f_CharLFO39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99cm" fo:margin-bottom="1.27cm" fo:margin-left="2.501cm" fo:margin-right="2.501cm" style:writing-mode="lr-tb" style:footnote-max-height="0cm">
        <style:footnote-sep style:width="0.018cm" style:adjustment="left" style:rel-width="33%" style:color="#000000"/>
      </style:page-layout-properties>
      <style:header-style>
        <style:header-footer-properties fo:min-height="1.302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7cm" fo:margin-bottom="1.27cm" fo:margin-left="2.501cm" fo:margin-right="2.501cm" style:writing-mode="lr-tb" style:footnote-max-height="0cm">
        <style:footnote-sep style:width="0.018cm" style:adjustment="left" style:rel-width="33%" style:color="#000000"/>
      </style:page-layout-properties>
      <style:header-style>
        <style:header-footer-properties fo:min-height="1.231cm" fo:margin-left="0cm" fo:margin-right="0cm" fo:margin-bottom="0cm" style:dynamic-spacing="true"/>
      </style:header-style>
      <style:footer-style/>
    </style:page-layout>
    <style:page-layout style:name="Mpm4">
      <style:page-layout-properties fo:page-width="21.001cm" fo:page-height="29.7cm" style:num-format="1" style:print-orientation="portrait" fo:margin-top="1.27cm" fo:margin-bottom="1.27cm" fo:margin-left="2.501cm" fo:margin-right="2.501cm" style:writing-mode="lr-tb" style:footnote-max-height="0cm">
        <style:footnote-sep style:width="0.018cm"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Header"/>
      </style:header>
    </style:master-page>
    <style:master-page style:name="MP1" style:page-layout-name="Mpm3">
      <style:header>
        <text:p text:style-name="MP1"/>
      </style:header>
    </style:master-page>
    <style:master-page style:name="MPF1" style:page-layout-name="Mpm4" style:next-style-name="MP1">
      <style:header>
        <text:p text:style-name="Header"/>
      </style:header>
      <style:footer>
        <text:p text:style-name="Footer"/>
      </style:footer>
    </style:master-page>
    <style:master-page style:name="MP2" style:page-layout-name="Mpm4">
      <style:header>
        <text:p text:style-name="Header"/>
      </style:header>
      <style:footer>
        <text:p text:style-name="Footer"/>
      </style:footer>
    </style:master-page>
    <style:master-page style:name="MP3"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DocumentoEspecificacaoFuncional</dc:title>
    <meta:initial-creator>Igor Wiese</meta:initial-creator>
    <meta:creation-date>2011-03-18T16:43:00Z</meta:creation-date>
    <dc:date>2015-04-14T16:20:13.66</dc:date>
    <meta:print-date>2001-09-05T11:41:00Z</meta:print-date>
    <meta:editing-cycles>73</meta:editing-cycles>
    <meta:editing-duration>PT5H23M57S</meta:editing-duration>
    <meta:document-statistic meta:table-count="4" meta:image-count="0" meta:object-count="0" meta:page-count="13" meta:paragraph-count="216" meta:word-count="3210" meta:character-count="20019"/>
    <meta:user-defined meta:name="Informações 1"/>
    <meta:user-defined meta:name="Informações 2"/>
    <meta:user-defined meta:name="Informações 3"/>
    <meta:user-defined meta:name="Informações 4"/>
    <meta:template xlink:type="simple" xlink:actuate="onRequest" xlink:title="" xlink:href="Normal"/>
  </office:meta>
</office:document-meta>
</file>